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3.887cm" svg:height="14.715cm" svg:x="7.919cm" svg:y="2.629cm">
            <draw:object draw:notify-on-update-of-ranges="Sheet1.A1:Sheet1.A1 Sheet1.A2:Sheet1.A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Nombre de génération nécessaire</text:p>
          </table:table-cell>
          <table:table-cell table:number-columns-repeated="3"/>
          <table:table-cell office:value-type="string" calcext:value-type="string">
            <text:p>Moyenn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cart-Type</text:p>
          </table:table-cell>
          <table:table-cell table:number-columns-repeated="19"/>
          <table:table-cell office:value-type="string" calcext:value-type="string">
            <text:p>Variance uti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2]-INDIRECT(&quot;E3&quot;))*([.A2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table:formula="of:=AVERAGE([.A2:.A501])" office:value-type="float" office:value="277.31" calcext:value-type="float">
            <text:p>277,31</text:p>
          </table:table-cell>
          <table:table-cell table:formula="of:=SUM([.AA2:.AA501])/500" office:value-type="float" office:value="72223.9469877999" calcext:value-type="float">
            <text:p>72223,9469877999</text:p>
          </table:table-cell>
          <table:table-cell table:formula="of:=SQRT([.F3])" office:value-type="float" office:value="268.745133886736" calcext:value-type="float">
            <text:p>268,7451338867</text:p>
          </table:table-cell>
          <table:table-cell table:number-columns-repeated="19"/>
          <table:table-cell table:formula="of:=([.A3]-INDIRECT(&quot;E3&quot;))*([.A3]-INDIRECT(&quot;E3&quot;))" office:value-type="float" office:value="20825.3761" calcext:value-type="float">
            <text:p>20825,376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5"/>
          <table:table-cell table:formula="of:=([.A4]-INDIRECT(&quot;E3&quot;))*([.A4]-INDIRECT(&quot;E3&quot;))" office:value-type="float" office:value="36745.0561" calcext:value-type="float">
            <text:p>36745,05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5"/>
          <table:table-cell table:formula="of:=([.A5]-INDIRECT(&quot;E3&quot;))*([.A5]-INDIRECT(&quot;E3&quot;))" office:value-type="float" office:value="17342.2561" calcext:value-type="float">
            <text:p>17342,2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  <table:table-cell table:formula="of:=([.A6]-INDIRECT(&quot;E3&quot;))*([.A6]-INDIRECT(&quot;E3&quot;))" office:value-type="float" office:value="57748.8961" calcext:value-type="float">
            <text:p>57748,89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5"/>
          <table:table-cell table:formula="of:=([.A7]-INDIRECT(&quot;E3&quot;))*([.A7]-INDIRECT(&quot;E3&quot;))" office:value-type="float" office:value="99660.1761" calcext:value-type="float">
            <text:p>99660,17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5"/>
          <table:table-cell table:formula="of:=([.A8]-INDIRECT(&quot;E3&quot;))*([.A8]-INDIRECT(&quot;E3&quot;))" office:value-type="float" office:value="24432.8161" calcext:value-type="float">
            <text:p>24432,81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5"/>
          <table:table-cell table:formula="of:=([.A9]-INDIRECT(&quot;E3&quot;))*([.A9]-INDIRECT(&quot;E3&quot;))" office:value-type="float" office:value="14474.4961" calcext:value-type="float">
            <text:p>14474,49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5"/>
          <table:table-cell table:formula="of:=([.A10]-INDIRECT(&quot;E3&quot;))*([.A10]-INDIRECT(&quot;E3&quot;))" office:value-type="float" office:value="18.5761" calcext:value-type="float">
            <text:p>18,5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11]-INDIRECT(&quot;E3&quot;))*([.A11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5"/>
          <table:table-cell table:formula="of:=([.A12]-INDIRECT(&quot;E3&quot;))*([.A12]-INDIRECT(&quot;E3&quot;))" office:value-type="float" office:value="6510.8761" calcext:value-type="float">
            <text:p>6510,876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5"/>
          <table:table-cell table:formula="of:=([.A13]-INDIRECT(&quot;E3&quot;))*([.A13]-INDIRECT(&quot;E3&quot;))" office:value-type="float" office:value="106726.3561" calcext:value-type="float">
            <text:p>106726,35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5"/>
          <table:table-cell table:formula="of:=([.A14]-INDIRECT(&quot;E3&quot;))*([.A14]-INDIRECT(&quot;E3&quot;))" office:value-type="float" office:value="14808.4561" calcext:value-type="float">
            <text:p>14808,45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5"/>
          <table:table-cell table:formula="of:=([.A15]-INDIRECT(&quot;E3&quot;))*([.A15]-INDIRECT(&quot;E3&quot;))" office:value-type="float" office:value="4008.1561" calcext:value-type="float">
            <text:p>4008,15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5"/>
          <table:table-cell table:formula="of:=([.A16]-INDIRECT(&quot;E3&quot;))*([.A16]-INDIRECT(&quot;E3&quot;))" office:value-type="float" office:value="13997.2561" calcext:value-type="float">
            <text:p>13997,25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5"/>
          <table:table-cell table:formula="of:=([.A17]-INDIRECT(&quot;E3&quot;))*([.A17]-INDIRECT(&quot;E3&quot;))" office:value-type="float" office:value="1246.7961" calcext:value-type="float">
            <text:p>1246,79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5"/>
          <table:table-cell table:formula="of:=([.A18]-INDIRECT(&quot;E3&quot;))*([.A18]-INDIRECT(&quot;E3&quot;))" office:value-type="float" office:value="21114.9961" calcext:value-type="float">
            <text:p>21114,996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5"/>
          <table:table-cell table:formula="of:=([.A19]-INDIRECT(&quot;E3&quot;))*([.A19]-INDIRECT(&quot;E3&quot;))" office:value-type="float" office:value="100292.5561" calcext:value-type="float">
            <text:p>100292,55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5"/>
          <table:table-cell table:formula="of:=([.A20]-INDIRECT(&quot;E3&quot;))*([.A20]-INDIRECT(&quot;E3&quot;))" office:value-type="float" office:value="246.1761" calcext:value-type="float">
            <text:p>246,17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21]-INDIRECT(&quot;E3&quot;))*([.A21]-INDIRECT(&quot;E3&quot;))" office:value-type="float" office:value="2144.6161" calcext:value-type="float">
            <text:p>2144,61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5"/>
          <table:table-cell table:formula="of:=([.A22]-INDIRECT(&quot;E3&quot;))*([.A22]-INDIRECT(&quot;E3&quot;))" office:value-type="float" office:value="10062.0961" calcext:value-type="float">
            <text:p>10062,09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5"/>
          <table:table-cell table:formula="of:=([.A23]-INDIRECT(&quot;E3&quot;))*([.A23]-INDIRECT(&quot;E3&quot;))" office:value-type="float" office:value="881.4961" calcext:value-type="float">
            <text:p>881,49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5"/>
          <table:table-cell table:formula="of:=([.A24]-INDIRECT(&quot;E3&quot;))*([.A24]-INDIRECT(&quot;E3&quot;))" office:value-type="float" office:value="30036.3561" calcext:value-type="float">
            <text:p>30036,356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5"/>
          <table:table-cell table:formula="of:=([.A25]-INDIRECT(&quot;E3&quot;))*([.A25]-INDIRECT(&quot;E3&quot;))" office:value-type="float" office:value="84500.6761" calcext:value-type="float">
            <text:p>84500,676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5"/>
          <table:table-cell table:formula="of:=([.A26]-INDIRECT(&quot;E3&quot;))*([.A26]-INDIRECT(&quot;E3&quot;))" office:value-type="float" office:value="28119.9361" calcext:value-type="float">
            <text:p>28119,9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  <table:table-cell table:formula="of:=([.A27]-INDIRECT(&quot;E3&quot;))*([.A27]-INDIRECT(&quot;E3&quot;))" office:value-type="float" office:value="58230.5161" calcext:value-type="float">
            <text:p>58230,51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5"/>
          <table:table-cell table:formula="of:=([.A28]-INDIRECT(&quot;E3&quot;))*([.A28]-INDIRECT(&quot;E3&quot;))" office:value-type="float" office:value="9664.8561" calcext:value-type="float">
            <text:p>9664,8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  <table:table-cell table:formula="of:=([.A29]-INDIRECT(&quot;E3&quot;))*([.A29]-INDIRECT(&quot;E3&quot;))" office:value-type="float" office:value="75795.5961" calcext:value-type="float">
            <text:p>75795,596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5"/>
          <table:table-cell table:formula="of:=([.A30]-INDIRECT(&quot;E3&quot;))*([.A30]-INDIRECT(&quot;E3&quot;))" office:value-type="float" office:value="225330.5961" calcext:value-type="float">
            <text:p>225330,596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5"/>
          <table:table-cell table:formula="of:=([.A31]-INDIRECT(&quot;E3&quot;))*([.A31]-INDIRECT(&quot;E3&quot;))" office:value-type="float" office:value="1180895.1561" calcext:value-type="float">
            <text:p>1180895,15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5"/>
          <table:table-cell table:formula="of:=([.A32]-INDIRECT(&quot;E3&quot;))*([.A32]-INDIRECT(&quot;E3&quot;))" office:value-type="float" office:value="3170.8161" calcext:value-type="float">
            <text:p>3170,81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5"/>
          <table:table-cell table:formula="of:=([.A33]-INDIRECT(&quot;E3&quot;))*([.A33]-INDIRECT(&quot;E3&quot;))" office:value-type="float" office:value="19793.6761" calcext:value-type="float">
            <text:p>19793,67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5"/>
          <table:table-cell table:formula="of:=([.A34]-INDIRECT(&quot;E3&quot;))*([.A34]-INDIRECT(&quot;E3&quot;))" office:value-type="float" office:value="12389.9161" calcext:value-type="float">
            <text:p>12389,916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5"/>
          <table:table-cell table:formula="of:=([.A35]-INDIRECT(&quot;E3&quot;))*([.A35]-INDIRECT(&quot;E3&quot;))" office:value-type="float" office:value="348914.6761" calcext:value-type="float">
            <text:p>348914,67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5"/>
          <table:table-cell table:formula="of:=([.A36]-INDIRECT(&quot;E3&quot;))*([.A36]-INDIRECT(&quot;E3&quot;))" office:value-type="float" office:value="7172.3961" calcext:value-type="float">
            <text:p>7172,39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5"/>
          <table:table-cell table:formula="of:=([.A37]-INDIRECT(&quot;E3&quot;))*([.A37]-INDIRECT(&quot;E3&quot;))" office:value-type="float" office:value="823.1161" calcext:value-type="float">
            <text:p>823,11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5"/>
          <table:table-cell table:formula="of:=([.A38]-INDIRECT(&quot;E3&quot;))*([.A38]-INDIRECT(&quot;E3&quot;))" office:value-type="float" office:value="45237.0361" calcext:value-type="float">
            <text:p>45237,036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5"/>
          <table:table-cell table:formula="of:=([.A39]-INDIRECT(&quot;E3&quot;))*([.A39]-INDIRECT(&quot;E3&quot;))" office:value-type="float" office:value="71123.5561" calcext:value-type="float">
            <text:p>71123,556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5"/>
          <table:table-cell table:formula="of:=([.A40]-INDIRECT(&quot;E3&quot;))*([.A40]-INDIRECT(&quot;E3&quot;))" office:value-type="float" office:value="345379.5361" calcext:value-type="float">
            <text:p>345379,53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5"/>
          <table:table-cell table:formula="of:=([.A41]-INDIRECT(&quot;E3&quot;))*([.A41]-INDIRECT(&quot;E3&quot;))" office:value-type="float" office:value="13761.6361" calcext:value-type="float">
            <text:p>13761,636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5"/>
          <table:table-cell table:formula="of:=([.A42]-INDIRECT(&quot;E3&quot;))*([.A42]-INDIRECT(&quot;E3&quot;))" office:value-type="float" office:value="72732.6961" calcext:value-type="float">
            <text:p>72732,69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43]-INDIRECT(&quot;E3&quot;))*([.A43]-INDIRECT(&quot;E3&quot;))" office:value-type="float" office:value="1392.0361" calcext:value-type="float">
            <text:p>1392,03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5"/>
          <table:table-cell table:formula="of:=([.A44]-INDIRECT(&quot;E3&quot;))*([.A44]-INDIRECT(&quot;E3&quot;))" office:value-type="float" office:value="38686.9561" calcext:value-type="float">
            <text:p>38686,95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5"/>
          <table:table-cell table:formula="of:=([.A45]-INDIRECT(&quot;E3&quot;))*([.A45]-INDIRECT(&quot;E3&quot;))" office:value-type="float" office:value="2333.8561" calcext:value-type="float">
            <text:p>2333,85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5"/>
          <table:table-cell table:formula="of:=([.A46]-INDIRECT(&quot;E3&quot;))*([.A46]-INDIRECT(&quot;E3&quot;))" office:value-type="float" office:value="0.0961000000000014" calcext:value-type="float">
            <text:p>0,0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47]-INDIRECT(&quot;E3&quot;))*([.A47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5"/>
          <table:table-cell table:formula="of:=([.A48]-INDIRECT(&quot;E3&quot;))*([.A48]-INDIRECT(&quot;E3&quot;))" office:value-type="float" office:value="918.6961" calcext:value-type="float">
            <text:p>918,69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5"/>
          <table:table-cell table:formula="of:=([.A49]-INDIRECT(&quot;E3&quot;))*([.A49]-INDIRECT(&quot;E3&quot;))" office:value-type="float" office:value="23503.9561" calcext:value-type="float">
            <text:p>23503,956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5"/>
          <table:table-cell table:formula="of:=([.A50]-INDIRECT(&quot;E3&quot;))*([.A50]-INDIRECT(&quot;E3&quot;))" office:value-type="float" office:value="77111.7361" calcext:value-type="float">
            <text:p>77111,73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5"/>
          <table:table-cell table:formula="of:=([.A51]-INDIRECT(&quot;E3&quot;))*([.A51]-INDIRECT(&quot;E3&quot;))" office:value-type="float" office:value="18.5761" calcext:value-type="float">
            <text:p>18,57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5"/>
          <table:table-cell table:formula="of:=([.A52]-INDIRECT(&quot;E3&quot;))*([.A52]-INDIRECT(&quot;E3&quot;))" office:value-type="float" office:value="30036.3561" calcext:value-type="float">
            <text:p>30036,35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  <table:table-cell table:formula="of:=([.A53]-INDIRECT(&quot;E3&quot;))*([.A53]-INDIRECT(&quot;E3&quot;))" office:value-type="float" office:value="31794.4561" calcext:value-type="float">
            <text:p>31794,45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5"/>
          <table:table-cell table:formula="of:=([.A54]-INDIRECT(&quot;E3&quot;))*([.A54]-INDIRECT(&quot;E3&quot;))" office:value-type="float" office:value="82765.5361" calcext:value-type="float">
            <text:p>82765,5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table:formula="of:=([.A55]-INDIRECT(&quot;E3&quot;))*([.A55]-INDIRECT(&quot;E3&quot;))" office:value-type="float" office:value="69332.1561" calcext:value-type="float">
            <text:p>69332,1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table:formula="of:=([.A56]-INDIRECT(&quot;E3&quot;))*([.A56]-INDIRECT(&quot;E3&quot;))" office:value-type="float" office:value="69332.1561" calcext:value-type="float">
            <text:p>69332,15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  <table:table-cell table:formula="of:=([.A57]-INDIRECT(&quot;E3&quot;))*([.A57]-INDIRECT(&quot;E3&quot;))" office:value-type="float" office:value="69332.1561" calcext:value-type="float">
            <text:p>69332,156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5"/>
          <table:table-cell table:formula="of:=([.A58]-INDIRECT(&quot;E3&quot;))*([.A58]-INDIRECT(&quot;E3&quot;))" office:value-type="float" office:value="291265.2961" calcext:value-type="float">
            <text:p>291265,29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5"/>
          <table:table-cell table:formula="of:=([.A59]-INDIRECT(&quot;E3&quot;))*([.A59]-INDIRECT(&quot;E3&quot;))" office:value-type="float" office:value="103484.4561" calcext:value-type="float">
            <text:p>103484,45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60]-INDIRECT(&quot;E3&quot;))*([.A60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5"/>
          <table:table-cell table:formula="of:=([.A61]-INDIRECT(&quot;E3&quot;))*([.A61]-INDIRECT(&quot;E3&quot;))" office:value-type="float" office:value="130819.6561" calcext:value-type="float">
            <text:p>130819,65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5"/>
          <table:table-cell table:formula="of:=([.A62]-INDIRECT(&quot;E3&quot;))*([.A62]-INDIRECT(&quot;E3&quot;))" office:value-type="float" office:value="4997.0761" calcext:value-type="float">
            <text:p>4997,076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5"/>
          <table:table-cell table:formula="of:=([.A63]-INDIRECT(&quot;E3&quot;))*([.A63]-INDIRECT(&quot;E3&quot;))" office:value-type="float" office:value="113360.1561" calcext:value-type="float">
            <text:p>113360,15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5"/>
          <table:table-cell table:formula="of:=([.A64]-INDIRECT(&quot;E3&quot;))*([.A64]-INDIRECT(&quot;E3&quot;))" office:value-type="float" office:value="5671.5961" calcext:value-type="float">
            <text:p>5671,59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5"/>
          <table:table-cell table:formula="of:=([.A65]-INDIRECT(&quot;E3&quot;))*([.A65]-INDIRECT(&quot;E3&quot;))" office:value-type="float" office:value="4856.6961" calcext:value-type="float">
            <text:p>4856,69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5"/>
          <table:table-cell table:formula="of:=([.A66]-INDIRECT(&quot;E3&quot;))*([.A66]-INDIRECT(&quot;E3&quot;))" office:value-type="float" office:value="34110.3961" calcext:value-type="float">
            <text:p>34110,396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5"/>
          <table:table-cell table:formula="of:=([.A67]-INDIRECT(&quot;E3&quot;))*([.A67]-INDIRECT(&quot;E3&quot;))" office:value-type="float" office:value="169488.6561" calcext:value-type="float">
            <text:p>169488,65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68]-INDIRECT(&quot;E3&quot;))*([.A68]-INDIRECT(&quot;E3&quot;))" office:value-type="float" office:value="25062.0561" calcext:value-type="float">
            <text:p>25062,05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69]-INDIRECT(&quot;E3&quot;))*([.A69]-INDIRECT(&quot;E3&quot;))" office:value-type="float" office:value="7515.1561" calcext:value-type="float">
            <text:p>7515,15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  <table:table-cell table:formula="of:=([.A70]-INDIRECT(&quot;E3&quot;))*([.A70]-INDIRECT(&quot;E3&quot;))" office:value-type="float" office:value="38145.9961" calcext:value-type="float">
            <text:p>38145,99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5"/>
          <table:table-cell table:formula="of:=([.A71]-INDIRECT(&quot;E3&quot;))*([.A71]-INDIRECT(&quot;E3&quot;))" office:value-type="float" office:value="168666.2761" calcext:value-type="float">
            <text:p>168666,27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5"/>
          <table:table-cell table:formula="of:=([.A72]-INDIRECT(&quot;E3&quot;))*([.A72]-INDIRECT(&quot;E3&quot;))" office:value-type="float" office:value="1346.1561" calcext:value-type="float">
            <text:p>1346,15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5"/>
          <table:table-cell table:formula="of:=([.A73]-INDIRECT(&quot;E3&quot;))*([.A73]-INDIRECT(&quot;E3&quot;))" office:value-type="float" office:value="27327.3961" calcext:value-type="float">
            <text:p>27327,39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  <table:table-cell table:formula="of:=([.A74]-INDIRECT(&quot;E3&quot;))*([.A74]-INDIRECT(&quot;E3&quot;))" office:value-type="float" office:value="41083.2361" calcext:value-type="float">
            <text:p>41083,23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5"/>
          <table:table-cell table:formula="of:=([.A75]-INDIRECT(&quot;E3&quot;))*([.A75]-INDIRECT(&quot;E3&quot;))" office:value-type="float" office:value="39876.0961" calcext:value-type="float">
            <text:p>39876,09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76]-INDIRECT(&quot;E3&quot;))*([.A76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77]-INDIRECT(&quot;E3&quot;))*([.A77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78]-INDIRECT(&quot;E3&quot;))*([.A78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5"/>
          <table:table-cell table:formula="of:=([.A79]-INDIRECT(&quot;E3&quot;))*([.A79]-INDIRECT(&quot;E3&quot;))" office:value-type="float" office:value="272160.4561" calcext:value-type="float">
            <text:p>272160,45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80]-INDIRECT(&quot;E3&quot;))*([.A80]-INDIRECT(&quot;E3&quot;))" office:value-type="float" office:value="41334.9561" calcext:value-type="float">
            <text:p>41334,95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81]-INDIRECT(&quot;E3&quot;))*([.A81]-INDIRECT(&quot;E3&quot;))" office:value-type="float" office:value="41334.9561" calcext:value-type="float">
            <text:p>41334,95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5"/>
          <table:table-cell table:formula="of:=([.A82]-INDIRECT(&quot;E3&quot;))*([.A82]-INDIRECT(&quot;E3&quot;))" office:value-type="float" office:value="138153.4561" calcext:value-type="float">
            <text:p>138153,456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5"/>
          <table:table-cell table:formula="of:=([.A83]-INDIRECT(&quot;E3&quot;))*([.A83]-INDIRECT(&quot;E3&quot;))" office:value-type="float" office:value="440484.4161" calcext:value-type="float">
            <text:p>440484,416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5"/>
          <table:table-cell table:formula="of:=([.A84]-INDIRECT(&quot;E3&quot;))*([.A84]-INDIRECT(&quot;E3&quot;))" office:value-type="float" office:value="642706.8561" calcext:value-type="float">
            <text:p>642706,85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85]-INDIRECT(&quot;E3&quot;))*([.A85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86]-INDIRECT(&quot;E3&quot;))*([.A86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  <table:table-cell table:formula="of:=([.A87]-INDIRECT(&quot;E3&quot;))*([.A87]-INDIRECT(&quot;E3&quot;))" office:value-type="float" office:value="47223.6361" calcext:value-type="float">
            <text:p>47223,63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5"/>
          <table:table-cell table:formula="of:=([.A88]-INDIRECT(&quot;E3&quot;))*([.A88]-INDIRECT(&quot;E3&quot;))" office:value-type="float" office:value="12839.1561" calcext:value-type="float">
            <text:p>12839,156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5"/>
          <table:table-cell table:formula="of:=([.A89]-INDIRECT(&quot;E3&quot;))*([.A89]-INDIRECT(&quot;E3&quot;))" office:value-type="float" office:value="563535.4761" calcext:value-type="float">
            <text:p>563535,47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5"/>
          <table:table-cell table:formula="of:=([.A90]-INDIRECT(&quot;E3&quot;))*([.A90]-INDIRECT(&quot;E3&quot;))" office:value-type="float" office:value="1273.7761" calcext:value-type="float">
            <text:p>1273,77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5"/>
          <table:table-cell table:formula="of:=([.A91]-INDIRECT(&quot;E3&quot;))*([.A91]-INDIRECT(&quot;E3&quot;))" office:value-type="float" office:value="27992.6361" calcext:value-type="float">
            <text:p>27992,63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5"/>
          <table:table-cell table:formula="of:=([.A92]-INDIRECT(&quot;E3&quot;))*([.A92]-INDIRECT(&quot;E3&quot;))" office:value-type="float" office:value="27992.6361" calcext:value-type="float">
            <text:p>27992,63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5"/>
          <table:table-cell table:formula="of:=([.A93]-INDIRECT(&quot;E3&quot;))*([.A93]-INDIRECT(&quot;E3&quot;))" office:value-type="float" office:value="14959.7361" calcext:value-type="float">
            <text:p>14959,7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5"/>
          <table:table-cell table:formula="of:=([.A94]-INDIRECT(&quot;E3&quot;))*([.A94]-INDIRECT(&quot;E3&quot;))" office:value-type="float" office:value="5976.8361" calcext:value-type="float">
            <text:p>5976,83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95]-INDIRECT(&quot;E3&quot;))*([.A95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5"/>
          <table:table-cell table:formula="of:=([.A96]-INDIRECT(&quot;E3&quot;))*([.A96]-INDIRECT(&quot;E3&quot;))" office:value-type="float" office:value="9862.4761" calcext:value-type="float">
            <text:p>9862,476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5"/>
          <table:table-cell table:formula="of:=([.A97]-INDIRECT(&quot;E3&quot;))*([.A97]-INDIRECT(&quot;E3&quot;))" office:value-type="float" office:value="22707.4761" calcext:value-type="float">
            <text:p>22707,47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5"/>
          <table:table-cell table:formula="of:=([.A98]-INDIRECT(&quot;E3&quot;))*([.A98]-INDIRECT(&quot;E3&quot;))" office:value-type="float" office:value="9083.9961" calcext:value-type="float">
            <text:p>9083,9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99]-INDIRECT(&quot;E3&quot;))*([.A99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5"/>
          <table:table-cell table:formula="of:=([.A100]-INDIRECT(&quot;E3&quot;))*([.A100]-INDIRECT(&quot;E3&quot;))" office:value-type="float" office:value="249690.0961" calcext:value-type="float">
            <text:p>249690,096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5"/>
          <table:table-cell table:formula="of:=([.A101]-INDIRECT(&quot;E3&quot;))*([.A101]-INDIRECT(&quot;E3&quot;))" office:value-type="float" office:value="83920.2961" calcext:value-type="float">
            <text:p>83920,29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5"/>
          <table:table-cell table:formula="of:=([.A102]-INDIRECT(&quot;E3&quot;))*([.A102]-INDIRECT(&quot;E3&quot;))" office:value-type="float" office:value="29477.4561" calcext:value-type="float">
            <text:p>29477,45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5"/>
          <table:table-cell table:formula="of:=([.A103]-INDIRECT(&quot;E3&quot;))*([.A103]-INDIRECT(&quot;E3&quot;))" office:value-type="float" office:value="14716.1161" calcext:value-type="float">
            <text:p>14716,11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5"/>
          <table:table-cell table:formula="of:=([.A104]-INDIRECT(&quot;E3&quot;))*([.A104]-INDIRECT(&quot;E3&quot;))" office:value-type="float" office:value="659.9761" calcext:value-type="float">
            <text:p>659,97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5"/>
          <table:table-cell table:formula="of:=([.A105]-INDIRECT(&quot;E3&quot;))*([.A105]-INDIRECT(&quot;E3&quot;))" office:value-type="float" office:value="0.476099999999997" calcext:value-type="float">
            <text:p>0,47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5"/>
          <table:table-cell table:formula="of:=([.A106]-INDIRECT(&quot;E3&quot;))*([.A106]-INDIRECT(&quot;E3&quot;))" office:value-type="float" office:value="590.9761" calcext:value-type="float">
            <text:p>590,97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5"/>
          <table:table-cell table:formula="of:=([.A107]-INDIRECT(&quot;E3&quot;))*([.A107]-INDIRECT(&quot;E3&quot;))" office:value-type="float" office:value="1420.5361" calcext:value-type="float">
            <text:p>1420,536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5"/>
          <table:table-cell table:formula="of:=([.A108]-INDIRECT(&quot;E3&quot;))*([.A108]-INDIRECT(&quot;E3&quot;))" office:value-type="float" office:value="102201.6961" calcext:value-type="float">
            <text:p>102201,696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5"/>
          <table:table-cell table:formula="of:=([.A109]-INDIRECT(&quot;E3&quot;))*([.A109]-INDIRECT(&quot;E3&quot;))" office:value-type="float" office:value="48263.6961" calcext:value-type="float">
            <text:p>48263,69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5"/>
          <table:table-cell table:formula="of:=([.A110]-INDIRECT(&quot;E3&quot;))*([.A110]-INDIRECT(&quot;E3&quot;))" office:value-type="float" office:value="1963.3761" calcext:value-type="float">
            <text:p>1963,376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5"/>
          <table:table-cell table:formula="of:=([.A111]-INDIRECT(&quot;E3&quot;))*([.A111]-INDIRECT(&quot;E3&quot;))" office:value-type="float" office:value="54611.0161" calcext:value-type="float">
            <text:p>54611,01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5"/>
          <table:table-cell table:formula="of:=([.A112]-INDIRECT(&quot;E3&quot;))*([.A112]-INDIRECT(&quot;E3&quot;))" office:value-type="float" office:value="25500.8961" calcext:value-type="float">
            <text:p>25500,89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5"/>
          <table:table-cell table:formula="of:=([.A113]-INDIRECT(&quot;E3&quot;))*([.A113]-INDIRECT(&quot;E3&quot;))" office:value-type="float" office:value="7108.1761" calcext:value-type="float">
            <text:p>7108,17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14]-INDIRECT(&quot;E3&quot;))*([.A114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15]-INDIRECT(&quot;E3&quot;))*([.A115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5"/>
          <table:table-cell table:formula="of:=([.A116]-INDIRECT(&quot;E3&quot;))*([.A116]-INDIRECT(&quot;E3&quot;))" office:value-type="float" office:value="5823.2161" calcext:value-type="float">
            <text:p>5823,21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5"/>
          <table:table-cell table:formula="of:=([.A117]-INDIRECT(&quot;E3&quot;))*([.A117]-INDIRECT(&quot;E3&quot;))" office:value-type="float" office:value="1177.1761" calcext:value-type="float">
            <text:p>1177,176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5"/>
          <table:table-cell table:formula="of:=([.A118]-INDIRECT(&quot;E3&quot;))*([.A118]-INDIRECT(&quot;E3&quot;))" office:value-type="float" office:value="143406.1161" calcext:value-type="float">
            <text:p>143406,116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5"/>
          <table:table-cell table:formula="of:=([.A119]-INDIRECT(&quot;E3&quot;))*([.A119]-INDIRECT(&quot;E3&quot;))" office:value-type="float" office:value="339527.6361" calcext:value-type="float">
            <text:p>339527,63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120]-INDIRECT(&quot;E3&quot;))*([.A120]-INDIRECT(&quot;E3&quot;))" office:value-type="float" office:value="18308.7961" calcext:value-type="float">
            <text:p>18308,79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5"/>
          <table:table-cell table:formula="of:=([.A121]-INDIRECT(&quot;E3&quot;))*([.A121]-INDIRECT(&quot;E3&quot;))" office:value-type="float" office:value="86.6761000000001" calcext:value-type="float">
            <text:p>86,676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5"/>
          <table:table-cell table:formula="of:=([.A122]-INDIRECT(&quot;E3&quot;))*([.A122]-INDIRECT(&quot;E3&quot;))" office:value-type="float" office:value="354846.5761" calcext:value-type="float">
            <text:p>354846,576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5"/>
          <table:table-cell table:formula="of:=([.A123]-INDIRECT(&quot;E3&quot;))*([.A123]-INDIRECT(&quot;E3&quot;))" office:value-type="float" office:value="108037.1161" calcext:value-type="float">
            <text:p>108037,116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5"/>
          <table:table-cell table:formula="of:=([.A124]-INDIRECT(&quot;E3&quot;))*([.A124]-INDIRECT(&quot;E3&quot;))" office:value-type="float" office:value="13153.7961" calcext:value-type="float">
            <text:p>13153,79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5"/>
          <table:table-cell table:formula="of:=([.A125]-INDIRECT(&quot;E3&quot;))*([.A125]-INDIRECT(&quot;E3&quot;))" office:value-type="float" office:value="4581.9361" calcext:value-type="float">
            <text:p>4581,9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6]-INDIRECT(&quot;E3&quot;))*([.A126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7]-INDIRECT(&quot;E3&quot;))*([.A127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8]-INDIRECT(&quot;E3&quot;))*([.A128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29]-INDIRECT(&quot;E3&quot;))*([.A129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0]-INDIRECT(&quot;E3&quot;))*([.A130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1]-INDIRECT(&quot;E3&quot;))*([.A131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2]-INDIRECT(&quot;E3&quot;))*([.A132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3]-INDIRECT(&quot;E3&quot;))*([.A133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4]-INDIRECT(&quot;E3&quot;))*([.A134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5]-INDIRECT(&quot;E3&quot;))*([.A135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6]-INDIRECT(&quot;E3&quot;))*([.A136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7]-INDIRECT(&quot;E3&quot;))*([.A137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8]-INDIRECT(&quot;E3&quot;))*([.A138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  <table:table-cell table:formula="of:=([.A139]-INDIRECT(&quot;E3&quot;))*([.A139]-INDIRECT(&quot;E3&quot;))" office:value-type="float" office:value="72527.8761" calcext:value-type="float">
            <text:p>72527,876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5"/>
          <table:table-cell table:formula="of:=([.A140]-INDIRECT(&quot;E3&quot;))*([.A140]-INDIRECT(&quot;E3&quot;))" office:value-type="float" office:value="24239.3761" calcext:value-type="float">
            <text:p>24239,37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141]-INDIRECT(&quot;E3&quot;))*([.A141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5"/>
          <table:table-cell table:formula="of:=([.A142]-INDIRECT(&quot;E3&quot;))*([.A142]-INDIRECT(&quot;E3&quot;))" office:value-type="float" office:value="6192.1161" calcext:value-type="float">
            <text:p>6192,11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5"/>
          <table:table-cell table:formula="of:=([.A143]-INDIRECT(&quot;E3&quot;))*([.A143]-INDIRECT(&quot;E3&quot;))" office:value-type="float" office:value="1496.9161" calcext:value-type="float">
            <text:p>1496,91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5"/>
          <table:table-cell table:formula="of:=([.A144]-INDIRECT(&quot;E3&quot;))*([.A144]-INDIRECT(&quot;E3&quot;))" office:value-type="float" office:value="28456.3161" calcext:value-type="float">
            <text:p>28456,31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5"/>
          <table:table-cell table:formula="of:=([.A145]-INDIRECT(&quot;E3&quot;))*([.A145]-INDIRECT(&quot;E3&quot;))" office:value-type="float" office:value="215.7961" calcext:value-type="float">
            <text:p>215,796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5"/>
          <table:table-cell table:formula="of:=([.A146]-INDIRECT(&quot;E3&quot;))*([.A146]-INDIRECT(&quot;E3&quot;))" office:value-type="float" office:value="21812.3361" calcext:value-type="float">
            <text:p>21812,33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  <table:table-cell table:formula="of:=([.A147]-INDIRECT(&quot;E3&quot;))*([.A147]-INDIRECT(&quot;E3&quot;))" office:value-type="float" office:value="64673.5761" calcext:value-type="float">
            <text:p>64673,57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5"/>
          <table:table-cell table:formula="of:=([.A148]-INDIRECT(&quot;E3&quot;))*([.A148]-INDIRECT(&quot;E3&quot;))" office:value-type="float" office:value="21517.9561" calcext:value-type="float">
            <text:p>21517,95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5"/>
          <table:table-cell table:formula="of:=([.A149]-INDIRECT(&quot;E3&quot;))*([.A149]-INDIRECT(&quot;E3&quot;))" office:value-type="float" office:value="78786.8761" calcext:value-type="float">
            <text:p>78786,87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5"/>
          <table:table-cell table:formula="of:=([.A150]-INDIRECT(&quot;E3&quot;))*([.A150]-INDIRECT(&quot;E3&quot;))" office:value-type="float" office:value="27122.7961" calcext:value-type="float">
            <text:p>27122,79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5"/>
          <table:table-cell table:formula="of:=([.A151]-INDIRECT(&quot;E3&quot;))*([.A151]-INDIRECT(&quot;E3&quot;))" office:value-type="float" office:value="22293.4761" calcext:value-type="float">
            <text:p>22293,476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5"/>
          <table:table-cell table:formula="of:=([.A152]-INDIRECT(&quot;E3&quot;))*([.A152]-INDIRECT(&quot;E3&quot;))" office:value-type="float" office:value="9156.5761" calcext:value-type="float">
            <text:p>9156,57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5"/>
          <table:table-cell table:formula="of:=([.A153]-INDIRECT(&quot;E3&quot;))*([.A153]-INDIRECT(&quot;E3&quot;))" office:value-type="float" office:value="22593.0961" calcext:value-type="float">
            <text:p>22593,09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5"/>
          <table:table-cell table:formula="of:=([.A154]-INDIRECT(&quot;E3&quot;))*([.A154]-INDIRECT(&quot;E3&quot;))" office:value-type="float" office:value="2.85609999999999" calcext:value-type="float">
            <text:p>2,85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5"/>
          <table:table-cell table:formula="of:=([.A155]-INDIRECT(&quot;E3&quot;))*([.A155]-INDIRECT(&quot;E3&quot;))" office:value-type="float" office:value="28794.6961" calcext:value-type="float">
            <text:p>28794,69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formula="of:=([.A156]-INDIRECT(&quot;E3&quot;))*([.A156]-INDIRECT(&quot;E3&quot;))" office:value-type="float" office:value="63156.7161" calcext:value-type="float">
            <text:p>63156,7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formula="of:=([.A157]-INDIRECT(&quot;E3&quot;))*([.A157]-INDIRECT(&quot;E3&quot;))" office:value-type="float" office:value="63156.7161" calcext:value-type="float">
            <text:p>63156,71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  <table:table-cell table:formula="of:=([.A158]-INDIRECT(&quot;E3&quot;))*([.A158]-INDIRECT(&quot;E3&quot;))" office:value-type="float" office:value="63156.7161" calcext:value-type="float">
            <text:p>63156,716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5"/>
          <table:table-cell table:formula="of:=([.A159]-INDIRECT(&quot;E3&quot;))*([.A159]-INDIRECT(&quot;E3&quot;))" office:value-type="float" office:value="150303.5361" calcext:value-type="float">
            <text:p>150303,53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5"/>
          <table:table-cell table:formula="of:=([.A160]-INDIRECT(&quot;E3&quot;))*([.A160]-INDIRECT(&quot;E3&quot;))" office:value-type="float" office:value="14087.3161" calcext:value-type="float">
            <text:p>14087,316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5"/>
          <table:table-cell table:formula="of:=([.A161]-INDIRECT(&quot;E3&quot;))*([.A161]-INDIRECT(&quot;E3&quot;))" office:value-type="float" office:value="50037.2161" calcext:value-type="float">
            <text:p>50037,2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162]-INDIRECT(&quot;E3&quot;))*([.A162]-INDIRECT(&quot;E3&quot;))" office:value-type="float" office:value="38931.2361" calcext:value-type="float">
            <text:p>38931,2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63]-INDIRECT(&quot;E3&quot;))*([.A163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164]-INDIRECT(&quot;E3&quot;))*([.A164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5"/>
          <table:table-cell table:formula="of:=([.A165]-INDIRECT(&quot;E3&quot;))*([.A165]-INDIRECT(&quot;E3&quot;))" office:value-type="float" office:value="3284.4361" calcext:value-type="float">
            <text:p>3284,43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5"/>
          <table:table-cell table:formula="of:=([.A166]-INDIRECT(&quot;E3&quot;))*([.A166]-INDIRECT(&quot;E3&quot;))" office:value-type="float" office:value="7449.4161" calcext:value-type="float">
            <text:p>7449,416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5"/>
          <table:table-cell table:formula="of:=([.A167]-INDIRECT(&quot;E3&quot;))*([.A167]-INDIRECT(&quot;E3&quot;))" office:value-type="float" office:value="130819.6561" calcext:value-type="float">
            <text:p>130819,65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  <table:table-cell table:formula="of:=([.A168]-INDIRECT(&quot;E3&quot;))*([.A168]-INDIRECT(&quot;E3&quot;))" office:value-type="float" office:value="45501.1561" calcext:value-type="float">
            <text:p>45501,15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  <table:table-cell table:formula="of:=([.A169]-INDIRECT(&quot;E3&quot;))*([.A169]-INDIRECT(&quot;E3&quot;))" office:value-type="float" office:value="45501.1561" calcext:value-type="float">
            <text:p>45501,156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5"/>
          <table:table-cell table:formula="of:=([.A170]-INDIRECT(&quot;E3&quot;))*([.A170]-INDIRECT(&quot;E3&quot;))" office:value-type="float" office:value="11170.3761" calcext:value-type="float">
            <text:p>11170,376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5"/>
          <table:table-cell table:formula="of:=([.A171]-INDIRECT(&quot;E3&quot;))*([.A171]-INDIRECT(&quot;E3&quot;))" office:value-type="float" office:value="1129310.0361" calcext:value-type="float">
            <text:p>1129310,0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5"/>
          <table:table-cell table:formula="of:=([.A172]-INDIRECT(&quot;E3&quot;))*([.A172]-INDIRECT(&quot;E3&quot;))" office:value-type="float" office:value="5976.8361" calcext:value-type="float">
            <text:p>5976,83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5"/>
          <table:table-cell table:formula="of:=([.A173]-INDIRECT(&quot;E3&quot;))*([.A173]-INDIRECT(&quot;E3&quot;))" office:value-type="float" office:value="18.5761" calcext:value-type="float">
            <text:p>18,57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5"/>
          <table:table-cell table:formula="of:=([.A174]-INDIRECT(&quot;E3&quot;))*([.A174]-INDIRECT(&quot;E3&quot;))" office:value-type="float" office:value="30733.5961" calcext:value-type="float">
            <text:p>30733,59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5"/>
          <table:table-cell table:formula="of:=([.A175]-INDIRECT(&quot;E3&quot;))*([.A175]-INDIRECT(&quot;E3&quot;))" office:value-type="float" office:value="6449.6961" calcext:value-type="float">
            <text:p>6449,69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5"/>
          <table:table-cell table:formula="of:=([.A176]-INDIRECT(&quot;E3&quot;))*([.A176]-INDIRECT(&quot;E3&quot;))" office:value-type="float" office:value="246.1761" calcext:value-type="float">
            <text:p>246,176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5"/>
          <table:table-cell table:formula="of:=([.A177]-INDIRECT(&quot;E3&quot;))*([.A177]-INDIRECT(&quot;E3&quot;))" office:value-type="float" office:value="69532.4161" calcext:value-type="float">
            <text:p>69532,41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5"/>
          <table:table-cell table:formula="of:=([.A178]-INDIRECT(&quot;E3&quot;))*([.A178]-INDIRECT(&quot;E3&quot;))" office:value-type="float" office:value="19129.6561" calcext:value-type="float">
            <text:p>19129,656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5"/>
          <table:table-cell table:formula="of:=([.A179]-INDIRECT(&quot;E3&quot;))*([.A179]-INDIRECT(&quot;E3&quot;))" office:value-type="float" office:value="290186.9161" calcext:value-type="float">
            <text:p>290186,91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5"/>
          <table:table-cell table:formula="of:=([.A180]-INDIRECT(&quot;E3&quot;))*([.A180]-INDIRECT(&quot;E3&quot;))" office:value-type="float" office:value="20252.1361" calcext:value-type="float">
            <text:p>20252,13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5"/>
          <table:table-cell table:formula="of:=([.A181]-INDIRECT(&quot;E3&quot;))*([.A181]-INDIRECT(&quot;E3&quot;))" office:value-type="float" office:value="16463.4561" calcext:value-type="float">
            <text:p>16463,45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5"/>
          <table:table-cell table:formula="of:=([.A182]-INDIRECT(&quot;E3&quot;))*([.A182]-INDIRECT(&quot;E3&quot;))" office:value-type="float" office:value="177.1561" calcext:value-type="float">
            <text:p>177,156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5"/>
          <table:table-cell table:formula="of:=([.A183]-INDIRECT(&quot;E3&quot;))*([.A183]-INDIRECT(&quot;E3&quot;))" office:value-type="float" office:value="10880.5761" calcext:value-type="float">
            <text:p>10880,5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  <table:table-cell table:formula="of:=([.A184]-INDIRECT(&quot;E3&quot;))*([.A184]-INDIRECT(&quot;E3&quot;))" office:value-type="float" office:value="54433.5561" calcext:value-type="float">
            <text:p>54433,55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5"/>
          <table:table-cell table:formula="of:=([.A185]-INDIRECT(&quot;E3&quot;))*([.A185]-INDIRECT(&quot;E3&quot;))" office:value-type="float" office:value="126515.3761" calcext:value-type="float">
            <text:p>126515,37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5"/>
          <table:table-cell table:formula="of:=([.A186]-INDIRECT(&quot;E3&quot;))*([.A186]-INDIRECT(&quot;E3&quot;))" office:value-type="float" office:value="10959.9961" calcext:value-type="float">
            <text:p>10959,99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5"/>
          <table:table-cell table:formula="of:=([.A187]-INDIRECT(&quot;E3&quot;))*([.A187]-INDIRECT(&quot;E3&quot;))" office:value-type="float" office:value="11948.6761" calcext:value-type="float">
            <text:p>11948,67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5"/>
          <table:table-cell table:formula="of:=([.A188]-INDIRECT(&quot;E3&quot;))*([.A188]-INDIRECT(&quot;E3&quot;))" office:value-type="float" office:value="10672.9561" calcext:value-type="float">
            <text:p>10672,95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5"/>
          <table:table-cell table:formula="of:=([.A189]-INDIRECT(&quot;E3&quot;))*([.A189]-INDIRECT(&quot;E3&quot;))" office:value-type="float" office:value="22894.7161" calcext:value-type="float">
            <text:p>22894,71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5"/>
          <table:table-cell table:formula="of:=([.A190]-INDIRECT(&quot;E3&quot;))*([.A190]-INDIRECT(&quot;E3&quot;))" office:value-type="float" office:value="429929.3761" calcext:value-type="float">
            <text:p>429929,37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5"/>
          <table:table-cell table:formula="of:=([.A191]-INDIRECT(&quot;E3&quot;))*([.A191]-INDIRECT(&quot;E3&quot;))" office:value-type="float" office:value="609.5961" calcext:value-type="float">
            <text:p>609,596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5"/>
          <table:table-cell table:formula="of:=([.A192]-INDIRECT(&quot;E3&quot;))*([.A192]-INDIRECT(&quot;E3&quot;))" office:value-type="float" office:value="151858.2961" calcext:value-type="float">
            <text:p>151858,29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5"/>
          <table:table-cell table:formula="of:=([.A193]-INDIRECT(&quot;E3&quot;))*([.A193]-INDIRECT(&quot;E3&quot;))" office:value-type="float" office:value="1068.6361" calcext:value-type="float">
            <text:p>1068,636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5"/>
          <table:table-cell table:formula="of:=([.A194]-INDIRECT(&quot;E3&quot;))*([.A194]-INDIRECT(&quot;E3&quot;))" office:value-type="float" office:value="60855.9561" calcext:value-type="float">
            <text:p>60855,95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5"/>
          <table:table-cell table:formula="of:=([.A195]-INDIRECT(&quot;E3&quot;))*([.A195]-INDIRECT(&quot;E3&quot;))" office:value-type="float" office:value="2087.5761" calcext:value-type="float">
            <text:p>2087,57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5"/>
          <table:table-cell table:formula="of:=([.A196]-INDIRECT(&quot;E3&quot;))*([.A196]-INDIRECT(&quot;E3&quot;))" office:value-type="float" office:value="26997.7761" calcext:value-type="float">
            <text:p>26997,776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5"/>
          <table:table-cell table:formula="of:=([.A197]-INDIRECT(&quot;E3&quot;))*([.A197]-INDIRECT(&quot;E3&quot;))" office:value-type="float" office:value="241759.0561" calcext:value-type="float">
            <text:p>241759,05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5"/>
          <table:table-cell table:formula="of:=([.A198]-INDIRECT(&quot;E3&quot;))*([.A198]-INDIRECT(&quot;E3&quot;))" office:value-type="float" office:value="2776.2361" calcext:value-type="float">
            <text:p>2776,236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5"/>
          <table:table-cell table:formula="of:=([.A199]-INDIRECT(&quot;E3&quot;))*([.A199]-INDIRECT(&quot;E3&quot;))" office:value-type="float" office:value="420798.7161" calcext:value-type="float">
            <text:p>420798,71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200]-INDIRECT(&quot;E3&quot;))*([.A200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5"/>
          <table:table-cell table:formula="of:=([.A201]-INDIRECT(&quot;E3&quot;))*([.A201]-INDIRECT(&quot;E3&quot;))" office:value-type="float" office:value="372.8761" calcext:value-type="float">
            <text:p>372,876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5"/>
          <table:table-cell table:formula="of:=([.A202]-INDIRECT(&quot;E3&quot;))*([.A202]-INDIRECT(&quot;E3&quot;))" office:value-type="float" office:value="125804.9961" calcext:value-type="float">
            <text:p>125804,99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5"/>
          <table:table-cell table:formula="of:=([.A203]-INDIRECT(&quot;E3&quot;))*([.A203]-INDIRECT(&quot;E3&quot;))" office:value-type="float" office:value="1467.6561" calcext:value-type="float">
            <text:p>1467,65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5"/>
          <table:table-cell table:formula="of:=([.A204]-INDIRECT(&quot;E3&quot;))*([.A204]-INDIRECT(&quot;E3&quot;))" office:value-type="float" office:value="15452.9761" calcext:value-type="float">
            <text:p>15452,97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5"/>
          <table:table-cell table:formula="of:=([.A205]-INDIRECT(&quot;E3&quot;))*([.A205]-INDIRECT(&quot;E3&quot;))" office:value-type="float" office:value="179513.2161" calcext:value-type="float">
            <text:p>179513,21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5"/>
          <table:table-cell table:formula="of:=([.A206]-INDIRECT(&quot;E3&quot;))*([.A206]-INDIRECT(&quot;E3&quot;))" office:value-type="float" office:value="399032.2561" calcext:value-type="float">
            <text:p>399032,25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  <table:table-cell table:formula="of:=([.A207]-INDIRECT(&quot;E3&quot;))*([.A207]-INDIRECT(&quot;E3&quot;))" office:value-type="float" office:value="36217.8961" calcext:value-type="float">
            <text:p>36217,89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5"/>
          <table:table-cell table:formula="of:=([.A208]-INDIRECT(&quot;E3&quot;))*([.A208]-INDIRECT(&quot;E3&quot;))" office:value-type="float" office:value="19793.6761" calcext:value-type="float">
            <text:p>19793,67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5"/>
          <table:table-cell table:formula="of:=([.A209]-INDIRECT(&quot;E3&quot;))*([.A209]-INDIRECT(&quot;E3&quot;))" office:value-type="float" office:value="178666.8361" calcext:value-type="float">
            <text:p>178666,83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  <table:table-cell table:formula="of:=([.A210]-INDIRECT(&quot;E3&quot;))*([.A210]-INDIRECT(&quot;E3&quot;))" office:value-type="float" office:value="36599.5161" calcext:value-type="float">
            <text:p>36599,51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5"/>
          <table:table-cell table:formula="of:=([.A211]-INDIRECT(&quot;E3&quot;))*([.A211]-INDIRECT(&quot;E3&quot;))" office:value-type="float" office:value="26794.4161" calcext:value-type="float">
            <text:p>26794,416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5"/>
          <table:table-cell table:formula="of:=([.A212]-INDIRECT(&quot;E3&quot;))*([.A212]-INDIRECT(&quot;E3&quot;))" office:value-type="float" office:value="503659.8961" calcext:value-type="float">
            <text:p>503659,896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5"/>
          <table:table-cell table:formula="of:=([.A213]-INDIRECT(&quot;E3&quot;))*([.A213]-INDIRECT(&quot;E3&quot;))" office:value-type="float" office:value="977507.9161" calcext:value-type="float">
            <text:p>977507,91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5"/>
          <table:table-cell table:formula="of:=([.A214]-INDIRECT(&quot;E3&quot;))*([.A214]-INDIRECT(&quot;E3&quot;))" office:value-type="float" office:value="5228.7361" calcext:value-type="float">
            <text:p>5228,73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5"/>
          <table:table-cell table:formula="of:=([.A215]-INDIRECT(&quot;E3&quot;))*([.A215]-INDIRECT(&quot;E3&quot;))" office:value-type="float" office:value="7.23609999999999" calcext:value-type="float">
            <text:p>7,23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  <table:table-cell table:formula="of:=([.A216]-INDIRECT(&quot;E3&quot;))*([.A216]-INDIRECT(&quot;E3&quot;))" office:value-type="float" office:value="42152.1961" calcext:value-type="float">
            <text:p>42152,19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  <table:table-cell table:formula="of:=([.A217]-INDIRECT(&quot;E3&quot;))*([.A217]-INDIRECT(&quot;E3&quot;))" office:value-type="float" office:value="42152.1961" calcext:value-type="float">
            <text:p>42152,19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5"/>
          <table:table-cell table:formula="of:=([.A218]-INDIRECT(&quot;E3&quot;))*([.A218]-INDIRECT(&quot;E3&quot;))" office:value-type="float" office:value="78226.4961" calcext:value-type="float">
            <text:p>78226,49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5"/>
          <table:table-cell table:formula="of:=([.A219]-INDIRECT(&quot;E3&quot;))*([.A219]-INDIRECT(&quot;E3&quot;))" office:value-type="float" office:value="39.8161" calcext:value-type="float">
            <text:p>39,81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5"/>
          <table:table-cell table:formula="of:=([.A220]-INDIRECT(&quot;E3&quot;))*([.A220]-INDIRECT(&quot;E3&quot;))" office:value-type="float" office:value="75.5161" calcext:value-type="float">
            <text:p>75,516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5"/>
          <table:table-cell table:formula="of:=([.A221]-INDIRECT(&quot;E3&quot;))*([.A221]-INDIRECT(&quot;E3&quot;))" office:value-type="float" office:value="118811.1961" calcext:value-type="float">
            <text:p>118811,19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  <table:table-cell table:formula="of:=([.A222]-INDIRECT(&quot;E3&quot;))*([.A222]-INDIRECT(&quot;E3&quot;))" office:value-type="float" office:value="37368.7561" calcext:value-type="float">
            <text:p>37368,756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5"/>
          <table:table-cell table:formula="of:=([.A223]-INDIRECT(&quot;E3&quot;))*([.A223]-INDIRECT(&quot;E3&quot;))" office:value-type="float" office:value="13384.1761" calcext:value-type="float">
            <text:p>13384,17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224]-INDIRECT(&quot;E3&quot;))*([.A224]-INDIRECT(&quot;E3&quot;))" office:value-type="float" office:value="25062.0561" calcext:value-type="float">
            <text:p>25062,05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5"/>
          <table:table-cell table:formula="of:=([.A225]-INDIRECT(&quot;E3&quot;))*([.A225]-INDIRECT(&quot;E3&quot;))" office:value-type="float" office:value="34480.7761" calcext:value-type="float">
            <text:p>34480,77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5"/>
          <table:table-cell table:formula="of:=([.A226]-INDIRECT(&quot;E3&quot;))*([.A226]-INDIRECT(&quot;E3&quot;))" office:value-type="float" office:value="514.8361" calcext:value-type="float">
            <text:p>514,836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5"/>
          <table:table-cell table:formula="of:=([.A227]-INDIRECT(&quot;E3&quot;))*([.A227]-INDIRECT(&quot;E3&quot;))" office:value-type="float" office:value="202221.0961" calcext:value-type="float">
            <text:p>202221,09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5"/>
          <table:table-cell table:formula="of:=([.A228]-INDIRECT(&quot;E3&quot;))*([.A228]-INDIRECT(&quot;E3&quot;))" office:value-type="float" office:value="18411.7761" calcext:value-type="float">
            <text:p>18411,77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229]-INDIRECT(&quot;E3&quot;))*([.A229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5"/>
          <table:table-cell table:formula="of:=([.A230]-INDIRECT(&quot;E3&quot;))*([.A230]-INDIRECT(&quot;E3&quot;))" office:value-type="float" office:value="1997.1961" calcext:value-type="float">
            <text:p>1997,196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5"/>
          <table:table-cell table:formula="of:=([.A231]-INDIRECT(&quot;E3&quot;))*([.A231]-INDIRECT(&quot;E3&quot;))" office:value-type="float" office:value="86.6761000000001" calcext:value-type="float">
            <text:p>86,67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5"/>
          <table:table-cell table:formula="of:=([.A232]-INDIRECT(&quot;E3&quot;))*([.A232]-INDIRECT(&quot;E3&quot;))" office:value-type="float" office:value="56022.1561" calcext:value-type="float">
            <text:p>56022,15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5"/>
          <table:table-cell table:formula="of:=([.A233]-INDIRECT(&quot;E3&quot;))*([.A233]-INDIRECT(&quot;E3&quot;))" office:value-type="float" office:value="8966.1961" calcext:value-type="float">
            <text:p>8966,19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  <table:table-cell table:formula="of:=([.A234]-INDIRECT(&quot;E3&quot;))*([.A234]-INDIRECT(&quot;E3&quot;))" office:value-type="float" office:value="51216.2161" calcext:value-type="float">
            <text:p>51216,216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5"/>
          <table:table-cell table:formula="of:=([.A235]-INDIRECT(&quot;E3&quot;))*([.A235]-INDIRECT(&quot;E3&quot;))" office:value-type="float" office:value="126515.3761" calcext:value-type="float">
            <text:p>126515,37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236]-INDIRECT(&quot;E3&quot;))*([.A236]-INDIRECT(&quot;E3&quot;))" office:value-type="float" office:value="24121.1961" calcext:value-type="float">
            <text:p>24121,19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237]-INDIRECT(&quot;E3&quot;))*([.A237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38]-INDIRECT(&quot;E3&quot;))*([.A238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39]-INDIRECT(&quot;E3&quot;))*([.A239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40]-INDIRECT(&quot;E3&quot;))*([.A240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  <table:table-cell table:formula="of:=([.A241]-INDIRECT(&quot;E3&quot;))*([.A241]-INDIRECT(&quot;E3&quot;))" office:value-type="float" office:value="73067.4961" calcext:value-type="float">
            <text:p>73067,496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5"/>
          <table:table-cell table:formula="of:=([.A242]-INDIRECT(&quot;E3&quot;))*([.A242]-INDIRECT(&quot;E3&quot;))" office:value-type="float" office:value="12474.6561" calcext:value-type="float">
            <text:p>12474,656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5"/>
          <table:table-cell table:formula="of:=([.A243]-INDIRECT(&quot;E3&quot;))*([.A243]-INDIRECT(&quot;E3&quot;))" office:value-type="float" office:value="8777.8161" calcext:value-type="float">
            <text:p>8777,81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244]-INDIRECT(&quot;E3&quot;))*([.A244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5"/>
          <table:table-cell table:formula="of:=([.A245]-INDIRECT(&quot;E3&quot;))*([.A245]-INDIRECT(&quot;E3&quot;))" office:value-type="float" office:value="859.0761" calcext:value-type="float">
            <text:p>859,07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5"/>
          <table:table-cell table:formula="of:=([.A246]-INDIRECT(&quot;E3&quot;))*([.A246]-INDIRECT(&quot;E3&quot;))" office:value-type="float" office:value="2671.8561" calcext:value-type="float">
            <text:p>2671,85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5"/>
          <table:table-cell table:formula="of:=([.A247]-INDIRECT(&quot;E3&quot;))*([.A247]-INDIRECT(&quot;E3&quot;))" office:value-type="float" office:value="10263.7161" calcext:value-type="float">
            <text:p>10263,71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5"/>
          <table:table-cell table:formula="of:=([.A248]-INDIRECT(&quot;E3&quot;))*([.A248]-INDIRECT(&quot;E3&quot;))" office:value-type="float" office:value="48704.0761" calcext:value-type="float">
            <text:p>48704,076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5"/>
          <table:table-cell table:formula="of:=([.A249]-INDIRECT(&quot;E3&quot;))*([.A249]-INDIRECT(&quot;E3&quot;))" office:value-type="float" office:value="539769.3961" calcext:value-type="float">
            <text:p>539769,39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5"/>
          <table:table-cell table:formula="of:=([.A250]-INDIRECT(&quot;E3&quot;))*([.A250]-INDIRECT(&quot;E3&quot;))" office:value-type="float" office:value="980.3161" calcext:value-type="float">
            <text:p>980,31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5"/>
          <table:table-cell table:formula="of:=([.A251]-INDIRECT(&quot;E3&quot;))*([.A251]-INDIRECT(&quot;E3&quot;))" office:value-type="float" office:value="240776.6761" calcext:value-type="float">
            <text:p>240776,67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5"/>
          <table:table-cell table:formula="of:=([.A252]-INDIRECT(&quot;E3&quot;))*([.A252]-INDIRECT(&quot;E3&quot;))" office:value-type="float" office:value="24432.8161" calcext:value-type="float">
            <text:p>24432,81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253]-INDIRECT(&quot;E3&quot;))*([.A253]-INDIRECT(&quot;E3&quot;))" office:value-type="float" office:value="38931.2361" calcext:value-type="float">
            <text:p>38931,2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254]-INDIRECT(&quot;E3&quot;))*([.A254]-INDIRECT(&quot;E3&quot;))" office:value-type="float" office:value="38931.2361" calcext:value-type="float">
            <text:p>38931,23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5"/>
          <table:table-cell table:formula="of:=([.A255]-INDIRECT(&quot;E3&quot;))*([.A255]-INDIRECT(&quot;E3&quot;))" office:value-type="float" office:value="33375.6361" calcext:value-type="float">
            <text:p>33375,63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5"/>
          <table:table-cell table:formula="of:=([.A256]-INDIRECT(&quot;E3&quot;))*([.A256]-INDIRECT(&quot;E3&quot;))" office:value-type="float" office:value="16721.0761" calcext:value-type="float">
            <text:p>16721,07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5"/>
          <table:table-cell table:formula="of:=([.A257]-INDIRECT(&quot;E3&quot;))*([.A257]-INDIRECT(&quot;E3&quot;))" office:value-type="float" office:value="7342.7761" calcext:value-type="float">
            <text:p>7342,77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5"/>
          <table:table-cell table:formula="of:=([.A258]-INDIRECT(&quot;E3&quot;))*([.A258]-INDIRECT(&quot;E3&quot;))" office:value-type="float" office:value="4056.4161" calcext:value-type="float">
            <text:p>4056,41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5"/>
          <table:table-cell table:formula="of:=([.A259]-INDIRECT(&quot;E3&quot;))*([.A259]-INDIRECT(&quot;E3&quot;))" office:value-type="float" office:value="12168.2961" calcext:value-type="float">
            <text:p>12168,29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5"/>
          <table:table-cell table:formula="of:=([.A260]-INDIRECT(&quot;E3&quot;))*([.A260]-INDIRECT(&quot;E3&quot;))" office:value-type="float" office:value="2632.7161" calcext:value-type="float">
            <text:p>2632,7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1]-INDIRECT(&quot;E3&quot;))*([.A26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2]-INDIRECT(&quot;E3&quot;))*([.A26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3]-INDIRECT(&quot;E3&quot;))*([.A26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4]-INDIRECT(&quot;E3&quot;))*([.A26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5]-INDIRECT(&quot;E3&quot;))*([.A26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6]-INDIRECT(&quot;E3&quot;))*([.A26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7]-INDIRECT(&quot;E3&quot;))*([.A26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8]-INDIRECT(&quot;E3&quot;))*([.A26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69]-INDIRECT(&quot;E3&quot;))*([.A26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0]-INDIRECT(&quot;E3&quot;))*([.A27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1]-INDIRECT(&quot;E3&quot;))*([.A27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2]-INDIRECT(&quot;E3&quot;))*([.A27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3]-INDIRECT(&quot;E3&quot;))*([.A27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4]-INDIRECT(&quot;E3&quot;))*([.A27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5]-INDIRECT(&quot;E3&quot;))*([.A27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6]-INDIRECT(&quot;E3&quot;))*([.A27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7]-INDIRECT(&quot;E3&quot;))*([.A27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8]-INDIRECT(&quot;E3&quot;))*([.A27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79]-INDIRECT(&quot;E3&quot;))*([.A27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80]-INDIRECT(&quot;E3&quot;))*([.A28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81]-INDIRECT(&quot;E3&quot;))*([.A28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282]-INDIRECT(&quot;E3&quot;))*([.A28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3]-INDIRECT(&quot;E3&quot;))*([.A283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4]-INDIRECT(&quot;E3&quot;))*([.A284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5]-INDIRECT(&quot;E3&quot;))*([.A285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6]-INDIRECT(&quot;E3&quot;))*([.A286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7]-INDIRECT(&quot;E3&quot;))*([.A287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8]-INDIRECT(&quot;E3&quot;))*([.A288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89]-INDIRECT(&quot;E3&quot;))*([.A289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90]-INDIRECT(&quot;E3&quot;))*([.A290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91]-INDIRECT(&quot;E3&quot;))*([.A291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92]-INDIRECT(&quot;E3&quot;))*([.A292]-INDIRECT(&quot;E3&quot;))" office:value-type="float" office:value="70389.3961" calcext:value-type="float">
            <text:p>70389,39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293]-INDIRECT(&quot;E3&quot;))*([.A293]-INDIRECT(&quot;E3&quot;))" office:value-type="float" office:value="7515.1561" calcext:value-type="float">
            <text:p>7515,156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5"/>
          <table:table-cell table:formula="of:=([.A294]-INDIRECT(&quot;E3&quot;))*([.A294]-INDIRECT(&quot;E3&quot;))" office:value-type="float" office:value="2087.5761" calcext:value-type="float">
            <text:p>2087,5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5]-INDIRECT(&quot;E3&quot;))*([.A295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6]-INDIRECT(&quot;E3&quot;))*([.A296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7]-INDIRECT(&quot;E3&quot;))*([.A297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8]-INDIRECT(&quot;E3&quot;))*([.A298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299]-INDIRECT(&quot;E3&quot;))*([.A299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0]-INDIRECT(&quot;E3&quot;))*([.A300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1]-INDIRECT(&quot;E3&quot;))*([.A301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2]-INDIRECT(&quot;E3&quot;))*([.A302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3]-INDIRECT(&quot;E3&quot;))*([.A303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4]-INDIRECT(&quot;E3&quot;))*([.A304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5]-INDIRECT(&quot;E3&quot;))*([.A305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table:formula="of:=([.A306]-INDIRECT(&quot;E3&quot;))*([.A306]-INDIRECT(&quot;E3&quot;))" office:value-type="float" office:value="71454.6361" calcext:value-type="float">
            <text:p>71454,63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5"/>
          <table:table-cell table:formula="of:=([.A307]-INDIRECT(&quot;E3&quot;))*([.A307]-INDIRECT(&quot;E3&quot;))" office:value-type="float" office:value="16819.4961" calcext:value-type="float">
            <text:p>16819,496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5"/>
          <table:table-cell table:formula="of:=([.A308]-INDIRECT(&quot;E3&quot;))*([.A308]-INDIRECT(&quot;E3&quot;))" office:value-type="float" office:value="3683.2761" calcext:value-type="float">
            <text:p>3683,27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5"/>
          <table:table-cell table:formula="of:=([.A309]-INDIRECT(&quot;E3&quot;))*([.A309]-INDIRECT(&quot;E3&quot;))" office:value-type="float" office:value="123685.8561" calcext:value-type="float">
            <text:p>123685,856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5"/>
          <table:table-cell table:formula="of:=([.A310]-INDIRECT(&quot;E3&quot;))*([.A310]-INDIRECT(&quot;E3&quot;))" office:value-type="float" office:value="125804.9961" calcext:value-type="float">
            <text:p>125804,99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5"/>
          <table:table-cell table:formula="of:=([.A311]-INDIRECT(&quot;E3&quot;))*([.A311]-INDIRECT(&quot;E3&quot;))" office:value-type="float" office:value="454.1161" calcext:value-type="float">
            <text:p>454,116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5"/>
          <table:table-cell table:formula="of:=([.A312]-INDIRECT(&quot;E3&quot;))*([.A312]-INDIRECT(&quot;E3&quot;))" office:value-type="float" office:value="221549.0761" calcext:value-type="float">
            <text:p>221549,076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5"/>
          <table:table-cell table:formula="of:=([.A313]-INDIRECT(&quot;E3&quot;))*([.A313]-INDIRECT(&quot;E3&quot;))" office:value-type="float" office:value="338363.2561" calcext:value-type="float">
            <text:p>338363,2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314]-INDIRECT(&quot;E3&quot;))*([.A314]-INDIRECT(&quot;E3&quot;))" office:value-type="float" office:value="2144.6161" calcext:value-type="float">
            <text:p>2144,616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5"/>
          <table:table-cell table:formula="of:=([.A315]-INDIRECT(&quot;E3&quot;))*([.A315]-INDIRECT(&quot;E3&quot;))" office:value-type="float" office:value="48263.6961" calcext:value-type="float">
            <text:p>48263,69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5"/>
          <table:table-cell table:formula="of:=([.A316]-INDIRECT(&quot;E3&quot;))*([.A316]-INDIRECT(&quot;E3&quot;))" office:value-type="float" office:value="15452.9761" calcext:value-type="float">
            <text:p>15452,97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5"/>
          <table:table-cell table:formula="of:=([.A317]-INDIRECT(&quot;E3&quot;))*([.A317]-INDIRECT(&quot;E3&quot;))" office:value-type="float" office:value="2179.9561" calcext:value-type="float">
            <text:p>2179,95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5"/>
          <table:table-cell table:formula="of:=([.A318]-INDIRECT(&quot;E3&quot;))*([.A318]-INDIRECT(&quot;E3&quot;))" office:value-type="float" office:value="412.4961" calcext:value-type="float">
            <text:p>412,49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5"/>
          <table:table-cell table:formula="of:=([.A319]-INDIRECT(&quot;E3&quot;))*([.A319]-INDIRECT(&quot;E3&quot;))" office:value-type="float" office:value="4997.0761" calcext:value-type="float">
            <text:p>4997,07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5"/>
          <table:table-cell table:formula="of:=([.A320]-INDIRECT(&quot;E3&quot;))*([.A320]-INDIRECT(&quot;E3&quot;))" office:value-type="float" office:value="266.0161" calcext:value-type="float">
            <text:p>266,0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321]-INDIRECT(&quot;E3&quot;))*([.A321]-INDIRECT(&quot;E3&quot;))" office:value-type="float" office:value="40124.0961" calcext:value-type="float">
            <text:p>40124,09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322]-INDIRECT(&quot;E3&quot;))*([.A322]-INDIRECT(&quot;E3&quot;))" office:value-type="float" office:value="40124.0961" calcext:value-type="float">
            <text:p>40124,096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5"/>
          <table:table-cell table:formula="of:=([.A323]-INDIRECT(&quot;E3&quot;))*([.A323]-INDIRECT(&quot;E3&quot;))" office:value-type="float" office:value="153421.0561" calcext:value-type="float">
            <text:p>153421,05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5"/>
          <table:table-cell table:formula="of:=([.A324]-INDIRECT(&quot;E3&quot;))*([.A324]-INDIRECT(&quot;E3&quot;))" office:value-type="float" office:value="136.6561" calcext:value-type="float">
            <text:p>136,65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5"/>
          <table:table-cell table:formula="of:=([.A325]-INDIRECT(&quot;E3&quot;))*([.A325]-INDIRECT(&quot;E3&quot;))" office:value-type="float" office:value="1875.7561" calcext:value-type="float">
            <text:p>1875,75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5"/>
          <table:table-cell table:formula="of:=([.A326]-INDIRECT(&quot;E3&quot;))*([.A326]-INDIRECT(&quot;E3&quot;))" office:value-type="float" office:value="15205.3561" calcext:value-type="float">
            <text:p>15205,35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5"/>
          <table:table-cell table:formula="of:=([.A327]-INDIRECT(&quot;E3&quot;))*([.A327]-INDIRECT(&quot;E3&quot;))" office:value-type="float" office:value="17242.3161" calcext:value-type="float">
            <text:p>17242,31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5"/>
          <table:table-cell table:formula="of:=([.A328]-INDIRECT(&quot;E3&quot;))*([.A328]-INDIRECT(&quot;E3&quot;))" office:value-type="float" office:value="17242.3161" calcext:value-type="float">
            <text:p>17242,316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5"/>
          <table:table-cell table:formula="of:=([.A329]-INDIRECT(&quot;E3&quot;))*([.A329]-INDIRECT(&quot;E3&quot;))" office:value-type="float" office:value="262851.0361" calcext:value-type="float">
            <text:p>262851,036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5"/>
          <table:table-cell table:formula="of:=([.A330]-INDIRECT(&quot;E3&quot;))*([.A330]-INDIRECT(&quot;E3&quot;))" office:value-type="float" office:value="732205.3761" calcext:value-type="float">
            <text:p>732205,376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5"/>
          <table:table-cell table:formula="of:=([.A331]-INDIRECT(&quot;E3&quot;))*([.A331]-INDIRECT(&quot;E3&quot;))" office:value-type="float" office:value="110682.6361" calcext:value-type="float">
            <text:p>110682,63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  <table:table-cell table:formula="of:=([.A332]-INDIRECT(&quot;E3&quot;))*([.A332]-INDIRECT(&quot;E3&quot;))" office:value-type="float" office:value="54901.1761" calcext:value-type="float">
            <text:p>54901,1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  <table:table-cell table:formula="of:=([.A333]-INDIRECT(&quot;E3&quot;))*([.A333]-INDIRECT(&quot;E3&quot;))" office:value-type="float" office:value="54901.1761" calcext:value-type="float">
            <text:p>54901,1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  <table:table-cell table:formula="of:=([.A334]-INDIRECT(&quot;E3&quot;))*([.A334]-INDIRECT(&quot;E3&quot;))" office:value-type="float" office:value="54901.1761" calcext:value-type="float">
            <text:p>54901,17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5"/>
          <table:table-cell table:formula="of:=([.A335]-INDIRECT(&quot;E3&quot;))*([.A335]-INDIRECT(&quot;E3&quot;))" office:value-type="float" office:value="6350.4961" calcext:value-type="float">
            <text:p>6350,496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5"/>
          <table:table-cell table:formula="of:=([.A336]-INDIRECT(&quot;E3&quot;))*([.A336]-INDIRECT(&quot;E3&quot;))" office:value-type="float" office:value="154205.4361" calcext:value-type="float">
            <text:p>154205,43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  <table:table-cell table:formula="of:=([.A337]-INDIRECT(&quot;E3&quot;))*([.A337]-INDIRECT(&quot;E3&quot;))" office:value-type="float" office:value="32152.0761" calcext:value-type="float">
            <text:p>32152,07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  <table:table-cell table:formula="of:=([.A338]-INDIRECT(&quot;E3&quot;))*([.A338]-INDIRECT(&quot;E3&quot;))" office:value-type="float" office:value="32152.0761" calcext:value-type="float">
            <text:p>32152,0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339]-INDIRECT(&quot;E3&quot;))*([.A339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5"/>
          <table:table-cell table:formula="of:=([.A340]-INDIRECT(&quot;E3&quot;))*([.A340]-INDIRECT(&quot;E3&quot;))" office:value-type="float" office:value="10545.2361" calcext:value-type="float">
            <text:p>10545,23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5"/>
          <table:table-cell table:formula="of:=([.A341]-INDIRECT(&quot;E3&quot;))*([.A341]-INDIRECT(&quot;E3&quot;))" office:value-type="float" office:value="3170.8161" calcext:value-type="float">
            <text:p>3170,81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342]-INDIRECT(&quot;E3&quot;))*([.A342]-INDIRECT(&quot;E3&quot;))" office:value-type="float" office:value="1392.0361" calcext:value-type="float">
            <text:p>1392,036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5"/>
          <table:table-cell table:formula="of:=([.A343]-INDIRECT(&quot;E3&quot;))*([.A343]-INDIRECT(&quot;E3&quot;))" office:value-type="float" office:value="137411.0761" calcext:value-type="float">
            <text:p>137411,076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5"/>
          <table:table-cell table:formula="of:=([.A344]-INDIRECT(&quot;E3&quot;))*([.A344]-INDIRECT(&quot;E3&quot;))" office:value-type="float" office:value="48704.0761" calcext:value-type="float">
            <text:p>48704,0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345]-INDIRECT(&quot;E3&quot;))*([.A345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  <table:table-cell table:formula="of:=([.A346]-INDIRECT(&quot;E3&quot;))*([.A346]-INDIRECT(&quot;E3&quot;))" office:value-type="float" office:value="21995.8561" calcext:value-type="float">
            <text:p>21995,85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5"/>
          <table:table-cell table:formula="of:=([.A347]-INDIRECT(&quot;E3&quot;))*([.A347]-INDIRECT(&quot;E3&quot;))" office:value-type="float" office:value="640.5961" calcext:value-type="float">
            <text:p>640,59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5"/>
          <table:table-cell table:formula="of:=([.A348]-INDIRECT(&quot;E3&quot;))*([.A348]-INDIRECT(&quot;E3&quot;))" office:value-type="float" office:value="30516.5961" calcext:value-type="float">
            <text:p>30516,59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349]-INDIRECT(&quot;E3&quot;))*([.A349]-INDIRECT(&quot;E3&quot;))" office:value-type="float" office:value="1203.3961" calcext:value-type="float">
            <text:p>1203,39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5"/>
          <table:table-cell table:formula="of:=([.A350]-INDIRECT(&quot;E3&quot;))*([.A350]-INDIRECT(&quot;E3&quot;))" office:value-type="float" office:value="412.4961" calcext:value-type="float">
            <text:p>412,4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table:formula="of:=([.A351]-INDIRECT(&quot;E3&quot;))*([.A351]-INDIRECT(&quot;E3&quot;))" office:value-type="float" office:value="56316.0361" calcext:value-type="float">
            <text:p>56316,03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table:formula="of:=([.A352]-INDIRECT(&quot;E3&quot;))*([.A352]-INDIRECT(&quot;E3&quot;))" office:value-type="float" office:value="56316.0361" calcext:value-type="float">
            <text:p>56316,03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  <table:table-cell table:formula="of:=([.A353]-INDIRECT(&quot;E3&quot;))*([.A353]-INDIRECT(&quot;E3&quot;))" office:value-type="float" office:value="56316.0361" calcext:value-type="float">
            <text:p>56316,03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5"/>
          <table:table-cell table:formula="of:=([.A354]-INDIRECT(&quot;E3&quot;))*([.A354]-INDIRECT(&quot;E3&quot;))" office:value-type="float" office:value="3637.2961" calcext:value-type="float">
            <text:p>3637,29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5"/>
          <table:table-cell table:formula="of:=([.A355]-INDIRECT(&quot;E3&quot;))*([.A355]-INDIRECT(&quot;E3&quot;))" office:value-type="float" office:value="76557.3561" calcext:value-type="float">
            <text:p>76557,35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  <table:table-cell table:formula="of:=([.A356]-INDIRECT(&quot;E3&quot;))*([.A356]-INDIRECT(&quot;E3&quot;))" office:value-type="float" office:value="52583.0761" calcext:value-type="float">
            <text:p>52583,07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5"/>
          <table:table-cell table:formula="of:=([.A357]-INDIRECT(&quot;E3&quot;))*([.A357]-INDIRECT(&quot;E3&quot;))" office:value-type="float" office:value="148756.7761" calcext:value-type="float">
            <text:p>148756,776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5"/>
          <table:table-cell table:formula="of:=([.A358]-INDIRECT(&quot;E3&quot;))*([.A358]-INDIRECT(&quot;E3&quot;))" office:value-type="float" office:value="4315.1761" calcext:value-type="float">
            <text:p>4315,17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5"/>
          <table:table-cell table:formula="of:=([.A359]-INDIRECT(&quot;E3&quot;))*([.A359]-INDIRECT(&quot;E3&quot;))" office:value-type="float" office:value="2736.3361" calcext:value-type="float">
            <text:p>2736,33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5"/>
          <table:table-cell table:formula="of:=([.A360]-INDIRECT(&quot;E3&quot;))*([.A360]-INDIRECT(&quot;E3&quot;))" office:value-type="float" office:value="18411.7761" calcext:value-type="float">
            <text:p>18411,77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5"/>
          <table:table-cell table:formula="of:=([.A361]-INDIRECT(&quot;E3&quot;))*([.A361]-INDIRECT(&quot;E3&quot;))" office:value-type="float" office:value="8521.1361" calcext:value-type="float">
            <text:p>8521,136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5"/>
          <table:table-cell table:formula="of:=([.A362]-INDIRECT(&quot;E3&quot;))*([.A362]-INDIRECT(&quot;E3&quot;))" office:value-type="float" office:value="61846.7161" calcext:value-type="float">
            <text:p>61846,71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5"/>
          <table:table-cell table:formula="of:=([.A363]-INDIRECT(&quot;E3&quot;))*([.A363]-INDIRECT(&quot;E3&quot;))" office:value-type="float" office:value="138897.8361" calcext:value-type="float">
            <text:p>138897,83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5"/>
          <table:table-cell table:formula="of:=([.A364]-INDIRECT(&quot;E3&quot;))*([.A364]-INDIRECT(&quot;E3&quot;))" office:value-type="float" office:value="353656.1961" calcext:value-type="float">
            <text:p>353656,196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5"/>
          <table:table-cell table:formula="of:=([.A365]-INDIRECT(&quot;E3&quot;))*([.A365]-INDIRECT(&quot;E3&quot;))" office:value-type="float" office:value="374164.6561" calcext:value-type="float">
            <text:p>374164,65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5"/>
          <table:table-cell table:formula="of:=([.A366]-INDIRECT(&quot;E3&quot;))*([.A366]-INDIRECT(&quot;E3&quot;))" office:value-type="float" office:value="2333.8561" calcext:value-type="float">
            <text:p>2333,85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5"/>
          <table:table-cell table:formula="of:=([.A367]-INDIRECT(&quot;E3&quot;))*([.A367]-INDIRECT(&quot;E3&quot;))" office:value-type="float" office:value="3758.9161" calcext:value-type="float">
            <text:p>3758,916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5"/>
          <table:table-cell table:formula="of:=([.A368]-INDIRECT(&quot;E3&quot;))*([.A368]-INDIRECT(&quot;E3&quot;))" office:value-type="float" office:value="227233.3561" calcext:value-type="float">
            <text:p>227233,356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5"/>
          <table:table-cell table:formula="of:=([.A369]-INDIRECT(&quot;E3&quot;))*([.A369]-INDIRECT(&quot;E3&quot;))" office:value-type="float" office:value="203121.4761" calcext:value-type="float">
            <text:p>203121,47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5"/>
          <table:table-cell table:formula="of:=([.A370]-INDIRECT(&quot;E3&quot;))*([.A370]-INDIRECT(&quot;E3&quot;))" office:value-type="float" office:value="859.0761" calcext:value-type="float">
            <text:p>859,07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5"/>
          <table:table-cell table:formula="of:=([.A371]-INDIRECT(&quot;E3&quot;))*([.A371]-INDIRECT(&quot;E3&quot;))" office:value-type="float" office:value="28794.6961" calcext:value-type="float">
            <text:p>28794,696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5"/>
          <table:table-cell table:formula="of:=([.A372]-INDIRECT(&quot;E3&quot;))*([.A372]-INDIRECT(&quot;E3&quot;))" office:value-type="float" office:value="99660.1761" calcext:value-type="float">
            <text:p>99660,176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5"/>
          <table:table-cell table:formula="of:=([.A373]-INDIRECT(&quot;E3&quot;))*([.A373]-INDIRECT(&quot;E3&quot;))" office:value-type="float" office:value="713501.1961" calcext:value-type="float">
            <text:p>713501,1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4]-INDIRECT(&quot;E3&quot;))*([.A37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5]-INDIRECT(&quot;E3&quot;))*([.A37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6]-INDIRECT(&quot;E3&quot;))*([.A37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7]-INDIRECT(&quot;E3&quot;))*([.A37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8]-INDIRECT(&quot;E3&quot;))*([.A37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79]-INDIRECT(&quot;E3&quot;))*([.A37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0]-INDIRECT(&quot;E3&quot;))*([.A38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1]-INDIRECT(&quot;E3&quot;))*([.A38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2]-INDIRECT(&quot;E3&quot;))*([.A38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3]-INDIRECT(&quot;E3&quot;))*([.A38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4]-INDIRECT(&quot;E3&quot;))*([.A38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5]-INDIRECT(&quot;E3&quot;))*([.A38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6]-INDIRECT(&quot;E3&quot;))*([.A38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7]-INDIRECT(&quot;E3&quot;))*([.A38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8]-INDIRECT(&quot;E3&quot;))*([.A38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89]-INDIRECT(&quot;E3&quot;))*([.A38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0]-INDIRECT(&quot;E3&quot;))*([.A39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1]-INDIRECT(&quot;E3&quot;))*([.A39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2]-INDIRECT(&quot;E3&quot;))*([.A39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3]-INDIRECT(&quot;E3&quot;))*([.A39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4]-INDIRECT(&quot;E3&quot;))*([.A39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5]-INDIRECT(&quot;E3&quot;))*([.A39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6]-INDIRECT(&quot;E3&quot;))*([.A39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7]-INDIRECT(&quot;E3&quot;))*([.A39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8]-INDIRECT(&quot;E3&quot;))*([.A39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399]-INDIRECT(&quot;E3&quot;))*([.A39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0]-INDIRECT(&quot;E3&quot;))*([.A40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1]-INDIRECT(&quot;E3&quot;))*([.A40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2]-INDIRECT(&quot;E3&quot;))*([.A40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3]-INDIRECT(&quot;E3&quot;))*([.A40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4]-INDIRECT(&quot;E3&quot;))*([.A40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5]-INDIRECT(&quot;E3&quot;))*([.A40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6]-INDIRECT(&quot;E3&quot;))*([.A406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7]-INDIRECT(&quot;E3&quot;))*([.A407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8]-INDIRECT(&quot;E3&quot;))*([.A408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09]-INDIRECT(&quot;E3&quot;))*([.A409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0]-INDIRECT(&quot;E3&quot;))*([.A410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1]-INDIRECT(&quot;E3&quot;))*([.A411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2]-INDIRECT(&quot;E3&quot;))*([.A412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3]-INDIRECT(&quot;E3&quot;))*([.A413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4]-INDIRECT(&quot;E3&quot;))*([.A414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  <table:table-cell table:formula="of:=([.A415]-INDIRECT(&quot;E3&quot;))*([.A415]-INDIRECT(&quot;E3&quot;))" office:value-type="float" office:value="76347.2161" calcext:value-type="float">
            <text:p>76347,21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5"/>
          <table:table-cell table:formula="of:=([.A416]-INDIRECT(&quot;E3&quot;))*([.A416]-INDIRECT(&quot;E3&quot;))" office:value-type="float" office:value="766.7361" calcext:value-type="float">
            <text:p>766,73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417]-INDIRECT(&quot;E3&quot;))*([.A417]-INDIRECT(&quot;E3&quot;))" office:value-type="float" office:value="8894.3761" calcext:value-type="float">
            <text:p>8894,37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5"/>
          <table:table-cell table:formula="of:=([.A418]-INDIRECT(&quot;E3&quot;))*([.A418]-INDIRECT(&quot;E3&quot;))" office:value-type="float" office:value="19968.5161" calcext:value-type="float">
            <text:p>19968,516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5"/>
          <table:table-cell table:formula="of:=([.A419]-INDIRECT(&quot;E3&quot;))*([.A419]-INDIRECT(&quot;E3&quot;))" office:value-type="float" office:value="22407.0961" calcext:value-type="float">
            <text:p>22407,09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5"/>
          <table:table-cell table:formula="of:=([.A420]-INDIRECT(&quot;E3&quot;))*([.A420]-INDIRECT(&quot;E3&quot;))" office:value-type="float" office:value="4581.9361" calcext:value-type="float">
            <text:p>4581,93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5"/>
          <table:table-cell table:formula="of:=([.A421]-INDIRECT(&quot;E3&quot;))*([.A421]-INDIRECT(&quot;E3&quot;))" office:value-type="float" office:value="371721.8961" calcext:value-type="float">
            <text:p>371721,896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5"/>
          <table:table-cell table:formula="of:=([.A422]-INDIRECT(&quot;E3&quot;))*([.A422]-INDIRECT(&quot;E3&quot;))" office:value-type="float" office:value="92835.9961" calcext:value-type="float">
            <text:p>92835,99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5"/>
          <table:table-cell table:formula="of:=([.A423]-INDIRECT(&quot;E3&quot;))*([.A423]-INDIRECT(&quot;E3&quot;))" office:value-type="float" office:value="44.7561" calcext:value-type="float">
            <text:p>44,75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5"/>
          <table:table-cell table:formula="of:=([.A424]-INDIRECT(&quot;E3&quot;))*([.A424]-INDIRECT(&quot;E3&quot;))" office:value-type="float" office:value="26468.0361" calcext:value-type="float">
            <text:p>26468,03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5"/>
          <table:table-cell table:formula="of:=([.A425]-INDIRECT(&quot;E3&quot;))*([.A425]-INDIRECT(&quot;E3&quot;))" office:value-type="float" office:value="9083.9961" calcext:value-type="float">
            <text:p>9083,99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5"/>
          <table:table-cell table:formula="of:=([.A426]-INDIRECT(&quot;E3&quot;))*([.A426]-INDIRECT(&quot;E3&quot;))" office:value-type="float" office:value="2990.9961" calcext:value-type="float">
            <text:p>2990,99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5"/>
          <table:table-cell table:formula="of:=([.A427]-INDIRECT(&quot;E3&quot;))*([.A427]-INDIRECT(&quot;E3&quot;))" office:value-type="float" office:value="9862.4761" calcext:value-type="float">
            <text:p>9862,4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28]-INDIRECT(&quot;E3&quot;))*([.A428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29]-INDIRECT(&quot;E3&quot;))*([.A429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0]-INDIRECT(&quot;E3&quot;))*([.A430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1]-INDIRECT(&quot;E3&quot;))*([.A431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2]-INDIRECT(&quot;E3&quot;))*([.A432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3]-INDIRECT(&quot;E3&quot;))*([.A433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4]-INDIRECT(&quot;E3&quot;))*([.A434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5]-INDIRECT(&quot;E3&quot;))*([.A435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6]-INDIRECT(&quot;E3&quot;))*([.A436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7]-INDIRECT(&quot;E3&quot;))*([.A437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  <table:table-cell table:formula="of:=([.A438]-INDIRECT(&quot;E3&quot;))*([.A438]-INDIRECT(&quot;E3&quot;))" office:value-type="float" office:value="69859.7761" calcext:value-type="float">
            <text:p>69859,77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5"/>
          <table:table-cell table:formula="of:=([.A439]-INDIRECT(&quot;E3&quot;))*([.A439]-INDIRECT(&quot;E3&quot;))" office:value-type="float" office:value="10959.9961" calcext:value-type="float">
            <text:p>10959,99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  <table:table-cell table:formula="of:=([.A440]-INDIRECT(&quot;E3&quot;))*([.A440]-INDIRECT(&quot;E3&quot;))" office:value-type="float" office:value="55842.4161" calcext:value-type="float">
            <text:p>55842,41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5"/>
          <table:table-cell table:formula="of:=([.A441]-INDIRECT(&quot;E3&quot;))*([.A441]-INDIRECT(&quot;E3&quot;))" office:value-type="float" office:value="6774.9361" calcext:value-type="float">
            <text:p>6774,93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5"/>
          <table:table-cell table:formula="of:=([.A442]-INDIRECT(&quot;E3&quot;))*([.A442]-INDIRECT(&quot;E3&quot;))" office:value-type="float" office:value="6449.6961" calcext:value-type="float">
            <text:p>6449,69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5"/>
          <table:table-cell table:formula="of:=([.A443]-INDIRECT(&quot;E3&quot;))*([.A443]-INDIRECT(&quot;E3&quot;))" office:value-type="float" office:value="53.4361" calcext:value-type="float">
            <text:p>53,43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5"/>
          <table:table-cell table:formula="of:=([.A444]-INDIRECT(&quot;E3&quot;))*([.A444]-INDIRECT(&quot;E3&quot;))" office:value-type="float" office:value="20935.1961" calcext:value-type="float">
            <text:p>20935,19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5"/>
          <table:table-cell table:formula="of:=([.A445]-INDIRECT(&quot;E3&quot;))*([.A445]-INDIRECT(&quot;E3&quot;))" office:value-type="float" office:value="19129.6561" calcext:value-type="float">
            <text:p>19129,656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5"/>
          <table:table-cell table:formula="of:=([.A446]-INDIRECT(&quot;E3&quot;))*([.A446]-INDIRECT(&quot;E3&quot;))" office:value-type="float" office:value="831178.6561" calcext:value-type="float">
            <text:p>831178,65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5"/>
          <table:table-cell table:formula="of:=([.A447]-INDIRECT(&quot;E3&quot;))*([.A447]-INDIRECT(&quot;E3&quot;))" office:value-type="float" office:value="12839.1561" calcext:value-type="float">
            <text:p>12839,15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5"/>
          <table:table-cell table:formula="of:=([.A448]-INDIRECT(&quot;E3&quot;))*([.A448]-INDIRECT(&quot;E3&quot;))" office:value-type="float" office:value="97775.0361" calcext:value-type="float">
            <text:p>97775,03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5"/>
          <table:table-cell table:formula="of:=([.A449]-INDIRECT(&quot;E3&quot;))*([.A449]-INDIRECT(&quot;E3&quot;))" office:value-type="float" office:value="3101.3761" calcext:value-type="float">
            <text:p>3101,37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5"/>
          <table:table-cell table:formula="of:=([.A450]-INDIRECT(&quot;E3&quot;))*([.A450]-INDIRECT(&quot;E3&quot;))" office:value-type="float" office:value="18411.7761" calcext:value-type="float">
            <text:p>18411,77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5"/>
          <table:table-cell table:formula="of:=([.A451]-INDIRECT(&quot;E3&quot;))*([.A451]-INDIRECT(&quot;E3&quot;))" office:value-type="float" office:value="20360.4361" calcext:value-type="float">
            <text:p>20360,43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5"/>
          <table:table-cell table:formula="of:=([.A452]-INDIRECT(&quot;E3&quot;))*([.A452]-INDIRECT(&quot;E3&quot;))" office:value-type="float" office:value="1706.5161" calcext:value-type="float">
            <text:p>1706,516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5"/>
          <table:table-cell table:formula="of:=([.A453]-INDIRECT(&quot;E3&quot;))*([.A453]-INDIRECT(&quot;E3&quot;))" office:value-type="float" office:value="53217.8761" calcext:value-type="float">
            <text:p>53217,87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5"/>
          <table:table-cell table:formula="of:=([.A454]-INDIRECT(&quot;E3&quot;))*([.A454]-INDIRECT(&quot;E3&quot;))" office:value-type="float" office:value="26468.0361" calcext:value-type="float">
            <text:p>26468,03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5"/>
          <table:table-cell table:formula="of:=([.A455]-INDIRECT(&quot;E3&quot;))*([.A455]-INDIRECT(&quot;E3&quot;))" office:value-type="float" office:value="2736.3361" calcext:value-type="float">
            <text:p>2736,33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5"/>
          <table:table-cell table:formula="of:=([.A456]-INDIRECT(&quot;E3&quot;))*([.A456]-INDIRECT(&quot;E3&quot;))" office:value-type="float" office:value="266.0161" calcext:value-type="float">
            <text:p>266,016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5"/>
          <table:table-cell table:formula="of:=([.A457]-INDIRECT(&quot;E3&quot;))*([.A457]-INDIRECT(&quot;E3&quot;))" office:value-type="float" office:value="31219.3561" calcext:value-type="float">
            <text:p>31219,35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5"/>
          <table:table-cell table:formula="of:=([.A458]-INDIRECT(&quot;E3&quot;))*([.A458]-INDIRECT(&quot;E3&quot;))" office:value-type="float" office:value="32.3761" calcext:value-type="float">
            <text:p>32,37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5"/>
          <table:table-cell table:formula="of:=([.A459]-INDIRECT(&quot;E3&quot;))*([.A459]-INDIRECT(&quot;E3&quot;))" office:value-type="float" office:value="159752.0961" calcext:value-type="float">
            <text:p>159752,09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460]-INDIRECT(&quot;E3&quot;))*([.A460]-INDIRECT(&quot;E3&quot;))" office:value-type="float" office:value="1203.3961" calcext:value-type="float">
            <text:p>1203,39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5"/>
          <table:table-cell table:formula="of:=([.A461]-INDIRECT(&quot;E3&quot;))*([.A461]-INDIRECT(&quot;E3&quot;))" office:value-type="float" office:value="4666.2561" calcext:value-type="float">
            <text:p>4666,25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5"/>
          <table:table-cell table:formula="of:=([.A462]-INDIRECT(&quot;E3&quot;))*([.A462]-INDIRECT(&quot;E3&quot;))" office:value-type="float" office:value="20360.4361" calcext:value-type="float">
            <text:p>20360,43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5"/>
          <table:table-cell table:formula="of:=([.A463]-INDIRECT(&quot;E3&quot;))*([.A463]-INDIRECT(&quot;E3&quot;))" office:value-type="float" office:value="9348.9561" calcext:value-type="float">
            <text:p>9348,95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5"/>
          <table:table-cell table:formula="of:=([.A464]-INDIRECT(&quot;E3&quot;))*([.A464]-INDIRECT(&quot;E3&quot;))" office:value-type="float" office:value="120888.3361" calcext:value-type="float">
            <text:p>120888,33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5"/>
          <table:table-cell table:formula="of:=([.A465]-INDIRECT(&quot;E3&quot;))*([.A465]-INDIRECT(&quot;E3&quot;))" office:value-type="float" office:value="2179.9561" calcext:value-type="float">
            <text:p>2179,95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466]-INDIRECT(&quot;E3&quot;))*([.A466]-INDIRECT(&quot;E3&quot;))" office:value-type="float" office:value="1203.3961" calcext:value-type="float">
            <text:p>1203,39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5"/>
          <table:table-cell table:formula="of:=([.A467]-INDIRECT(&quot;E3&quot;))*([.A467]-INDIRECT(&quot;E3&quot;))" office:value-type="float" office:value="1706.5161" calcext:value-type="float">
            <text:p>1706,516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5"/>
          <table:table-cell table:formula="of:=([.A468]-INDIRECT(&quot;E3&quot;))*([.A468]-INDIRECT(&quot;E3&quot;))" office:value-type="float" office:value="5.33610000000001" calcext:value-type="float">
            <text:p>5,33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5"/>
          <table:table-cell table:formula="of:=([.A469]-INDIRECT(&quot;E3&quot;))*([.A469]-INDIRECT(&quot;E3&quot;))" office:value-type="float" office:value="23198.3361" calcext:value-type="float">
            <text:p>23198,33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5"/>
          <table:table-cell table:formula="of:=([.A470]-INDIRECT(&quot;E3&quot;))*([.A470]-INDIRECT(&quot;E3&quot;))" office:value-type="float" office:value="4184.7961" calcext:value-type="float">
            <text:p>4184,796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5"/>
          <table:table-cell table:formula="of:=([.A471]-INDIRECT(&quot;E3&quot;))*([.A471]-INDIRECT(&quot;E3&quot;))" office:value-type="float" office:value="405374.1561" calcext:value-type="float">
            <text:p>405374,15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  <table:table-cell table:formula="of:=([.A472]-INDIRECT(&quot;E3&quot;))*([.A472]-INDIRECT(&quot;E3&quot;))" office:value-type="float" office:value="41083.2361" calcext:value-type="float">
            <text:p>41083,236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5"/>
          <table:table-cell table:formula="of:=([.A473]-INDIRECT(&quot;E3&quot;))*([.A473]-INDIRECT(&quot;E3&quot;))" office:value-type="float" office:value="72194.3161" calcext:value-type="float">
            <text:p>72194,31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5"/>
          <table:table-cell table:formula="of:=([.A474]-INDIRECT(&quot;E3&quot;))*([.A474]-INDIRECT(&quot;E3&quot;))" office:value-type="float" office:value="37904.1961" calcext:value-type="float">
            <text:p>37904,19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5"/>
          <table:table-cell table:formula="of:=([.A475]-INDIRECT(&quot;E3&quot;))*([.A475]-INDIRECT(&quot;E3&quot;))" office:value-type="float" office:value="8521.1361" calcext:value-type="float">
            <text:p>8521,136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5"/>
          <table:table-cell table:formula="of:=([.A476]-INDIRECT(&quot;E3&quot;))*([.A476]-INDIRECT(&quot;E3&quot;))" office:value-type="float" office:value="10751.6161" calcext:value-type="float">
            <text:p>10751,616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5"/>
          <table:table-cell table:formula="of:=([.A477]-INDIRECT(&quot;E3&quot;))*([.A477]-INDIRECT(&quot;E3&quot;))" office:value-type="float" office:value="113360.1561" calcext:value-type="float">
            <text:p>113360,15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5"/>
          <table:table-cell table:formula="of:=([.A478]-INDIRECT(&quot;E3&quot;))*([.A478]-INDIRECT(&quot;E3&quot;))" office:value-type="float" office:value="8155.8961" calcext:value-type="float">
            <text:p>8155,89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5"/>
          <table:table-cell table:formula="of:=([.A479]-INDIRECT(&quot;E3&quot;))*([.A479]-INDIRECT(&quot;E3&quot;))" office:value-type="float" office:value="6611.3161" calcext:value-type="float">
            <text:p>6611,316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5"/>
          <table:table-cell table:formula="of:=([.A480]-INDIRECT(&quot;E3&quot;))*([.A480]-INDIRECT(&quot;E3&quot;))" office:value-type="float" office:value="213157.6561" calcext:value-type="float">
            <text:p>213157,656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5"/>
          <table:table-cell table:formula="of:=([.A481]-INDIRECT(&quot;E3&quot;))*([.A481]-INDIRECT(&quot;E3&quot;))" office:value-type="float" office:value="5.33610000000001" calcext:value-type="float">
            <text:p>5,33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5"/>
          <table:table-cell table:formula="of:=([.A482]-INDIRECT(&quot;E3&quot;))*([.A482]-INDIRECT(&quot;E3&quot;))" office:value-type="float" office:value="21700.2361" calcext:value-type="float">
            <text:p>21700,23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5"/>
          <table:table-cell table:formula="of:=([.A483]-INDIRECT(&quot;E3&quot;))*([.A483]-INDIRECT(&quot;E3&quot;))" office:value-type="float" office:value="21406.6161" calcext:value-type="float">
            <text:p>21406,616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5"/>
          <table:table-cell table:formula="of:=([.A484]-INDIRECT(&quot;E3&quot;))*([.A484]-INDIRECT(&quot;E3&quot;))" office:value-type="float" office:value="132998.7961" calcext:value-type="float">
            <text:p>132998,796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5"/>
          <table:table-cell table:formula="of:=([.A485]-INDIRECT(&quot;E3&quot;))*([.A485]-INDIRECT(&quot;E3&quot;))" office:value-type="float" office:value="5139.4561" calcext:value-type="float">
            <text:p>5139,45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5"/>
          <table:table-cell table:formula="of:=([.A486]-INDIRECT(&quot;E3&quot;))*([.A486]-INDIRECT(&quot;E3&quot;))" office:value-type="float" office:value="8155.8961" calcext:value-type="float">
            <text:p>8155,89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5"/>
          <table:table-cell table:formula="of:=([.A487]-INDIRECT(&quot;E3&quot;))*([.A487]-INDIRECT(&quot;E3&quot;))" office:value-type="float" office:value="18684.1561" calcext:value-type="float">
            <text:p>18684,15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5"/>
          <table:table-cell table:formula="of:=([.A488]-INDIRECT(&quot;E3&quot;))*([.A488]-INDIRECT(&quot;E3&quot;))" office:value-type="float" office:value="6774.9361" calcext:value-type="float">
            <text:p>6774,93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5"/>
          <table:table-cell table:formula="of:=([.A489]-INDIRECT(&quot;E3&quot;))*([.A489]-INDIRECT(&quot;E3&quot;))" office:value-type="float" office:value="44.7561" calcext:value-type="float">
            <text:p>44,756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5"/>
          <table:table-cell table:formula="of:=([.A490]-INDIRECT(&quot;E3&quot;))*([.A490]-INDIRECT(&quot;E3&quot;))" office:value-type="float" office:value="51388.3561" calcext:value-type="float">
            <text:p>51388,3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491]-INDIRECT(&quot;E3&quot;))*([.A491]-INDIRECT(&quot;E3&quot;))" office:value-type="float" office:value="2144.6161" calcext:value-type="float">
            <text:p>2144,61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492]-INDIRECT(&quot;E3&quot;))*([.A492]-INDIRECT(&quot;E3&quot;))" office:value-type="float" office:value="65694.8161" calcext:value-type="float">
            <text:p>65694,81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5"/>
          <table:table-cell table:formula="of:=([.A493]-INDIRECT(&quot;E3&quot;))*([.A493]-INDIRECT(&quot;E3&quot;))" office:value-type="float" office:value="178666.8361" calcext:value-type="float">
            <text:p>178666,83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5"/>
          <table:table-cell table:formula="of:=([.A494]-INDIRECT(&quot;E3&quot;))*([.A494]-INDIRECT(&quot;E3&quot;))" office:value-type="float" office:value="49590.8361" calcext:value-type="float">
            <text:p>49590,83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5"/>
          <table:table-cell table:formula="of:=([.A495]-INDIRECT(&quot;E3&quot;))*([.A495]-INDIRECT(&quot;E3&quot;))" office:value-type="float" office:value="30168.2161" calcext:value-type="float">
            <text:p>30168,21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5"/>
          <table:table-cell table:formula="of:=([.A496]-INDIRECT(&quot;E3&quot;))*([.A496]-INDIRECT(&quot;E3&quot;))" office:value-type="float" office:value="14566.0761" calcext:value-type="float">
            <text:p>14566,07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  <table:table-cell table:formula="of:=([.A497]-INDIRECT(&quot;E3&quot;))*([.A497]-INDIRECT(&quot;E3&quot;))" office:value-type="float" office:value="54433.5561" calcext:value-type="float">
            <text:p>54433,55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5"/>
          <table:table-cell table:formula="of:=([.A498]-INDIRECT(&quot;E3&quot;))*([.A498]-INDIRECT(&quot;E3&quot;))" office:value-type="float" office:value="30383.9761" calcext:value-type="float">
            <text:p>30383,976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5"/>
          <table:table-cell table:formula="of:=([.A499]-INDIRECT(&quot;E3&quot;))*([.A499]-INDIRECT(&quot;E3&quot;))" office:value-type="float" office:value="87432.5761" calcext:value-type="float">
            <text:p>87432,57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5"/>
          <table:table-cell table:formula="of:=([.A500]-INDIRECT(&quot;E3&quot;))*([.A500]-INDIRECT(&quot;E3&quot;))" office:value-type="float" office:value="158157.3361" calcext:value-type="float">
            <text:p>158157,33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roid Sans" style:font-size-asian="24pt" style:language-asian="zh" style:country-asian="CN" style:font-name-complex="Droid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22:53:04.532024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36:47.487524984</meta:creation-date>
    <dc:date>2016-03-02T22:53:23.422702818</dc:date>
    <meta:editing-duration>PT27M17S</meta:editing-duration>
    <meta:editing-cycles>5</meta:editing-cycles>
    <meta:generator>LibreOffice/4.2.8.2$Linux_X86_64 LibreOffice_project/420m0$Build-2</meta:generator>
    <meta:document-statistic meta:table-count="1" meta:cell-count="1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888cm" svg:height="14.716cm" xlink:href=".." xlink:type="simple" chart:class="chart:area" chart:style-name="ch1">
        <chart:legend chart:legend-position="end" svg:x="38cm" svg:y="7.059cm" style:legend-expansion="high" chart:style-name="ch2"/>
        <chart:plot-area chart:style-name="ch3" table:cell-range-address="Sheet1.A1:Sheet1.A501" chart:data-source-has-labels="row" svg:x="0.877cm" svg:y="0.294cm" svg:width="36.246cm" svg:height="14.128cm">
          <chartooo:coordinate-region svg:x="1.869cm" svg:y="0.493cm" svg:width="35.254cm" svg:height="13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01" chart:label-cell-address="Sheet1.A1:Sheet1.A1" chart:class="chart:area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génération nécessaire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5">
                <text:p>305</text:p>
                <draw:g>
                  <svg:desc>Sheet1.A2:Sheet1.A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9">
                <text:p>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